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1018CC15D24.png" manifest:media-type="image/png"/>
  <manifest:file-entry manifest:full-path="Pictures/100000010000022A0000015D2E8D2F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9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8cd"/>
    </style:style>
    <style:style style:name="P4" style:family="paragraph" style:parent-style-name="Heading_20_2">
      <style:text-properties style:font-name="DejaVu Sans Condensed" officeooo:paragraph-rsid="0012e8c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rsid="01e2d5ac" officeooo:paragraph-rsid="0012e8c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12e8cd"/>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fo:font-size="10pt" officeooo:paragraph-rsid="0012e8cd" style:font-size-asian="10pt" style:font-size-complex="10pt"/>
    </style:style>
    <style:style style:name="P12"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3"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Code_20_Box_20_2">
      <style:text-properties fo:font-size="9pt" officeooo:paragraph-rsid="0012e8cd" style:font-size-asian="9pt" style:font-size-complex="9pt"/>
    </style:style>
    <style:style style:name="P15" style:family="paragraph" style:parent-style-name="Text_20_body" style:list-style-name="L1">
      <style:paragraph-properties fo:margin-top="0cm" fo:margin-bottom="0cm" style:contextual-spacing="false"/>
      <style:text-properties officeooo:paragraph-rsid="0012e8cd"/>
    </style:style>
    <style:style style:name="P16" style:family="paragraph" style:parent-style-name="Text_20_body" style:list-style-name="L1">
      <style:text-properties officeooo:paragraph-rsid="0012e8cd"/>
    </style:style>
    <style:style style:name="P17" style:family="paragraph" style:parent-style-name="Text_20_body" style:list-style-name="L2">
      <style:paragraph-properties fo:margin-top="0cm" fo:margin-bottom="0cm" style:contextual-spacing="false"/>
      <style:text-properties officeooo:paragraph-rsid="0012e8cd"/>
    </style:style>
    <style:style style:name="P18" style:family="paragraph" style:parent-style-name="Text_20_body" style:list-style-name="L2">
      <style:text-properties officeooo:paragraph-rsid="0012e8cd"/>
    </style:style>
    <style:style style:name="P19" style:family="paragraph" style:parent-style-name="Code_20_Box">
      <style:text-properties fo:font-weight="bold" officeooo:paragraph-rsid="0012e8cd" style:font-weight-asian="bold" style:font-weight-complex="bold"/>
    </style:style>
    <style:style style:name="P20" style:family="paragraph" style:parent-style-name="Code_20_Box">
      <style:text-properties officeooo:paragraph-rsid="0012e8cd"/>
    </style:style>
    <style:style style:name="P21" style:family="paragraph" style:parent-style-name="Text_20_body" style:master-page-name="">
      <loext:graphic-properties draw:fill-hatch-name="hatch"/>
      <style:paragraph-properties fo:orphans="2" style:page-number="auto"/>
      <style:text-properties officeooo:paragraph-rsid="0012e8cd"/>
    </style:style>
    <style:style style:name="P22" style:family="paragraph" style:parent-style-name="Figure">
      <style:text-properties officeooo:paragraph-rsid="030340f9"/>
    </style:style>
    <style:style style:name="P23" style:family="paragraph" style:parent-style-name="Text_20_body" style:master-page-name="">
      <loext:graphic-properties draw:fill-hatch-name="hatch"/>
      <style:paragraph-properties fo:widows="2" style:page-number="auto"/>
      <style:text-properties officeooo:paragraph-rsid="0012e8cd"/>
    </style:style>
    <style:style style:name="P24" style:family="paragraph" style:parent-style-name="Text_20_body" style:master-page-name="">
      <loext:graphic-properties draw:fill-hatch-name="hatch"/>
      <style:paragraph-properties style:page-number="auto" fo:keep-with-next="always"/>
      <style:text-properties officeooo:paragraph-rsid="0012e8cd"/>
    </style:style>
    <style:style style:name="P25" style:family="paragraph" style:parent-style-name="Code_20_Box_20_2" style:master-page-name="">
      <loext:graphic-properties draw:fill-hatch-name="hatch"/>
      <style:paragraph-properties style:page-number="auto" fo:keep-with-next="always"/>
      <style:text-properties officeooo:paragraph-rsid="0012e8cd"/>
    </style:style>
    <style:style style:name="P26" style:family="paragraph" style:parent-style-name="Frame_20_contents">
      <style:text-properties officeooo:paragraph-rsid="02ff7c2d"/>
    </style:style>
    <style:style style:name="P2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8" style:family="paragraph" style:parent-style-name="Frame_20_contents">
      <style:paragraph-properties fo:text-align="center" style:justify-single-word="false"/>
      <style:text-properties officeooo:paragraph-rsid="02ff307d"/>
    </style:style>
    <style:style style:name="P29" style:family="paragraph" style:parent-style-name="Frame_20_contents">
      <style:text-properties officeooo:paragraph-rsid="0308ce04"/>
    </style:style>
    <style:style style:name="P30" style:family="paragraph" style:parent-style-name="Frame_20_contents">
      <style:text-properties officeooo:paragraph-rsid="02ff307d"/>
    </style:style>
    <style:style style:name="P3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4" style:family="paragraph">
      <style:paragraph-properties fo:margin-left="0.199cm" fo:margin-right="0.6cm" fo:margin-top="0cm" fo:margin-bottom="0cm" fo:text-indent="0cm"/>
    </style:style>
    <style:style style:name="P35" style:family="paragraph">
      <style:paragraph-properties fo:margin-left="0.199cm" fo:margin-right="0.6cm" fo:margin-top="0cm" fo:margin-bottom="0.499cm" fo:text-indent="0cm"/>
    </style:style>
    <style:style style:name="P3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margin-top="0cm" fo:margin-bottom="0cm" fo:text-indent="-0.499cm"/>
    </style:style>
    <style:style style:name="P3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2" style:family="paragraph">
      <style:paragraph-properties fo:margin-left="0.7cm" fo:margin-right="0.6cm" fo:margin-top="0cm" fo:margin-bottom="0cm" fo:line-height="115%" fo:text-indent="-0.499cm"/>
    </style:style>
    <style:style style:name="P43" style:family="paragraph">
      <style:paragraph-properties fo:margin-left="0.7cm" fo:margin-right="0.6cm" fo:text-indent="-0.499cm"/>
    </style:style>
    <style:style style:name="P4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1f0c4d6"/>
    </style:style>
    <style:style style:name="T4" style:family="text">
      <style:text-properties style:text-line-through-style="solid" style:text-line-through-type="single"/>
    </style:style>
    <style:style style:name="T5" style:family="text">
      <style:text-properties officeooo:rsid="01f28c3f"/>
    </style:style>
    <style:style style:name="T6" style:family="text">
      <style:text-properties officeooo:rsid="01f35f4c"/>
    </style:style>
    <style:style style:name="T7" style:family="text">
      <style:text-properties officeooo:rsid="01f50f11"/>
    </style:style>
    <style:style style:name="T8" style:family="text">
      <style:text-properties style:font-name="Nimbus Sans" fo:font-size="10pt" fo:font-style="normal" style:font-size-asian="10pt" style:font-style-asian="normal" style:font-size-complex="10pt" style:font-style-complex="normal"/>
    </style:style>
    <style:style style:name="T9" style:family="text">
      <style:text-properties style:font-name="Nimbus Sans" fo:font-size="12pt" style:font-size-asian="12pt" style:font-name-complex="Nimbus Sans" style:font-size-complex="12pt"/>
    </style:style>
    <style:style style:name="T10"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 style:family="text">
      <style:text-properties officeooo:rsid="01f78934"/>
    </style:style>
    <style:style style:name="T12" style:family="text">
      <style:text-properties fo:font-weight="bold" style:font-weight-asian="bold" style:font-weight-complex="bold"/>
    </style:style>
    <style:style style:name="T13" style:family="text">
      <style:text-properties fo:font-variant="small-cap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1f983e0"/>
    </style:style>
    <style:style style:name="T16" style:family="text">
      <style:text-properties fo:font-variant="normal" fo:text-transform="none"/>
    </style:style>
    <style:style style:name="T17" style:family="text">
      <style:text-properties style:font-name="Nimbus Sans" fo:font-size="10pt" fo:font-style="italic" style:font-size-asian="10pt" style:font-style-asian="normal" style:font-name-complex="Nimbus Sans" style:font-size-complex="10pt" style:font-style-complex="italic"/>
    </style:style>
    <style:style style:name="T18" style:family="text">
      <style:text-properties officeooo:rsid="01fb1786"/>
    </style:style>
    <style:style style:name="T19" style:family="text">
      <style:text-properties officeooo:rsid="02f58828"/>
    </style:style>
    <style:style style:name="T20" style:family="text">
      <style:text-properties fo:font-size="9pt" style:font-size-asian="9pt" style:font-size-complex="9pt"/>
    </style:style>
    <style:style style:name="T21" style:family="text">
      <style:text-properties fo:font-size="9pt" fo:font-weight="bold" style:font-size-asian="9pt" style:font-weight-asian="bold" style:font-size-complex="9pt" style:font-weight-complex="bold"/>
    </style:style>
    <style:style style:name="T22" style:family="text">
      <style:text-properties officeooo:rsid="01fb3cf1"/>
    </style:style>
    <style:style style:name="T23" style:family="text">
      <style:text-properties style:font-name="FreeSerif"/>
    </style:style>
    <style:style style:name="T24" style:family="text">
      <style:text-properties fo:font-size="12pt"/>
    </style:style>
    <style:style style:name="T25" style:family="text">
      <style:text-properties style:font-name="DejaVu Serif" fo:font-size="12pt" style:font-name-complex="DejaVu Serif" style:font-size-complex="12pt"/>
    </style:style>
    <style:style style:name="T26" style:family="text">
      <style:text-properties fo:color="#0a2746" loext:opacity="100%" style:font-name="DejaVu Serif" fo:font-size="12pt" style:font-name-complex="DejaVu Serif" style:font-size-complex="12pt"/>
    </style:style>
    <style:style style:name="T27" style:family="text">
      <style:text-properties fo:font-variant="small-caps" style:font-name="DejaVu Serif" fo:font-size="12pt" style:font-name-complex="DejaVu Serif" style:font-size-complex="12pt"/>
    </style:style>
    <style:style style:name="T2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10.54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6.55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1.91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33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solid" draw:fill-color="#95bfec" draw:textarea-vertical-align="top" fo:min-height="4.52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9.0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9-h1" text:anchor-type="paragraph" svg:x="15cm" svg:y="-0.101cm" svg:width="2cm" draw:z-index="27"><draw:text-box fo:min-height="0.741cm"><text:p text:style-name="P2">||||</text:p></draw:text-box></draw:frame><text:bookmark-start text:name="Chapter 09"/>Debugging, Testing, and Profiling<text:bookmark-end text:name="Chapter 09"/></text:h>
      <text:p text:style-name="P3">Writing programs is a mixture of art, craft, and science, and because it is done by humans, mistakes are made. Fortunately, there are techniques we can use to help avoid problems in the first place, and techniques for identifying and fixing mistakes when they become apparent.</text:p>
      <text:p text:style-name="P3">Mistakes fall into several categories. The quickest to reveal themselves and the easiest to fix are syntax errors, since these are usually due to typos. More challenging are logical errors—with these, the program runs, but some aspect of its behaviour is not what we intended or expected. Many errors of this kind can be prevented from happening by using <text:span text:style-name="T1">tdd</text:span> (<text:span text:style-name="T2">Test Driven Development</text:span>), where when we want to add a new feature, we begin by writing a test for the feature—which will fail since we haven’t added the feature yet—and then implement the feature itself. Another mistake is to create a program that has needlessly poor performance. This is almost always due to a poor choice of algorithm or data structure or both. However, before attempting any optimization we should start by finding out exactly where the performance bottleneck lies—since it might not be where we expect—and then we should carefully decide what optimization we want to do, rather than working at random.</text:p>
      <text:p text:style-name="P3">In this chapter’s first section we will look at Python’s tracebacks to see how to spot and fix syntax errors and how to deal with unhandled exceptions. Then we will see how to apply the scientific method to debugging to make finding errors as fast and painless as possible. We will also look at Python’s debugging support. In the second section we will look at Python’s support for writing unit tests, and in particular the <text:span text:style-name="Console">doctest</text:span> module we saw earlier (in Chapter 5 [123 ⮜] and Chapter 6 [123 ⮜]), and the <text:span text:style-name="Console">unittest</text:span> module. We will see how to use these modules to support <text:span text:style-name="T1">tdd</text:span>. In the chapter’s final section we will briefly look at profiling, to identify performance hot spots so that we can properly target our optimi<text:span text:style-name="T3">s</text:span>ation efforts.</text:p>
      <text:h text:style-name="P4" text:outline-level="2"><draw:frame draw:style-name="fr2" draw:name="f09-01-h2" text:anchor-type="paragraph" svg:y="-0.25cm" svg:width="1.401cm" draw:z-index="28"><draw:text-box fo:min-height="0.741cm"><text:p text:style-name="P5">|||</text:p></draw:text-box></draw:frame><text:bookmark-start text:name="__RefHeading___Toc105827_3888671934 Copy 1 Copy 1 Copy 1 Copy 1"/><text:soft-page-break/>Debugging<text:bookmark-end text:name="__RefHeading___Toc105827_3888671934 Copy 1 Copy 1 Copy 1 Copy 1"/></text:h>
      <text:p text:style-name="P3">In this section we will begin by looking at what Python does when there is a syntax error, then at the tracebacks that Python produces when unhandled exceptions occur, and then we will see how to apply the scientific method to debugging. But before all that we will briefly discuss backups and version control.</text:p>
      <text:p text:style-name="P3">When editing a program to fix a bug there is always the risk that we end up with a program that has the original bug plus new bugs, that is, it is even worse than it was when we started! And if we haven’t got any backups (or we have but they are several changes out of date), and we don’t use version control, it could be very hard to even get back to where we just had the original bug.</text:p>
      <text:p text:style-name="P3">Making regular backups is an essential part of programming—no matter how reliable our machine and operating system are and how rare failures are—since failures still occur. But backups tend to be coarse-grained, with files hours or even days old.</text:p>
      <text:p text:style-name="P3">Version control systems allow us to incrementally save changes at whatever level of granularity we want—every single change, or every set of related changes, or simply every so many minutes’ worth of work. Version control systems allow us to apply changes (e.g., to experiment with bugfixes), and if they don’t work out, we can revert the changes back to the last “<text:span text:style-name="T2">good</text:span>” version of the code. So before starting to debug, it is always best to check our code into the version control system so that we have a known position that we can revert to if we get into a mess.</text:p>
      <text:p text:style-name="P3">There <text:span text:style-name="T4">are</text:span> <text:span text:style-name="T5">used to be </text:span>many good cross-platform open source version control systems available—this book uses Bazaar (<text:a xlink:type="simple" xlink:href="http://bazaar-vcs.org/" text:style-name="Internet_20_link" text:visited-style-name="Visited_20_Internet_20_Link"><text:span text:style-name="T5">bazaar-vcs.org :: took too long to respond</text:span></text:a> <text:span text:style-name="T5">or</text:span> <text:a xlink:type="simple" xlink:href="https://bazaar.canonical.com/" text:style-name="Internet_20_link" text:visited-style-name="Visited_20_Internet_20_Link"><text:span text:style-name="T5">bazaar.canonical.com :: Cannot be reached</text:span></text:a> <text:span text:style-name="T5">or </text:span><text:a xlink:type="simple" xlink:href="https://code.launchpad.net/python" text:style-name="Internet_20_link" text:visited-style-name="Visited_20_Internet_20_Link"><text:span text:style-name="T5">code.launchpad.net :: Appears dead</text:span></text:a> <text:span text:style-name="T5">or </text:span><text:a xlink:type="simple" xlink:href="https://pypi.org/project/bzr/" text:style-name="Internet_20_link" text:visited-style-name="Visited_20_Internet_20_Link"><text:span text:style-name="T5">pypi.org :: last uplift 7-Feb-2016</text:span></text:a>), but other popular ones include Mercurial (<text:a xlink:type="simple" xlink:href="http://mercurial.selenic.com/" text:style-name="Internet_20_link" text:visited-style-name="Visited_20_Internet_20_Link"><text:span text:style-name="T5">mercurial.selenic.com :: 404 Not Found</text:span></text:a><text:span text:style-name="T5"> or </text:span><text:a xlink:type="simple" xlink:href="https://pypi.org/project/mercurial/" text:style-name="Internet_20_link" text:visited-style-name="Visited_20_Internet_20_Link"><text:span text:style-name="T5">pypi.org</text:span></text:a> <text:span text:style-name="T5">or </text:span><text:a xlink:type="simple" xlink:href="https://mercurial-scm.org/" text:style-name="Internet_20_link" text:visited-style-name="Visited_20_Internet_20_Link"><text:span text:style-name="T5">mercurial-scm.org</text:span></text:a>), Git (<text:a xlink:type="simple" xlink:href="https://git-scm.com/" text:style-name="Internet_20_link" text:visited-style-name="Visited_20_Internet_20_Link">git-scm.com</text:a>), and Subversion (<text:a xlink:type="simple" xlink:href="http://subversion.tigris.org/" text:style-name="Internet_20_link" text:visited-style-name="Visited_20_Internet_20_Link"><text:span text:style-name="T5">subversion.tigris.org :: cannot be reached</text:span></text:a>). Incidentally, both Bazaar and Mercurial are mostly written in Python. None of these systems is hard to use (at least for the basics), but using any one of them will help avoid a lot of unnecessary pain.</text:p>
      <text:h text:style-name="P6" text:outline-level="3"><draw:frame draw:style-name="fr3" draw:name="f09-01-h3" text:anchor-type="paragraph" svg:y="-0.25cm" svg:width="1cm" draw:z-index="32"><draw:text-box fo:min-height="0.741cm"><text:p text:style-name="P7">||</text:p></draw:text-box></draw:frame>Dealing with Syntax Errors</text:h>
      <text:p text:style-name="P3">If we try to run a program that has a syntax error, Python will stop execution and print the filename, line number, and offending line, with a caret (^) underneath indicating exactly where the error was detected. Here’s an example <text:span text:style-name="T6">(next page)</text:span>:</text:p>
      <text:p text:style-name="P8"><text:soft-page-break/>File "blocks.py", line 383</text:p>
      <text:p text:style-name="P8"><text:tab/>if BlockOutput.save_blocks_as_svg(blocks, svg)</text:p>
      <text:p text:style-name="P8"><text:tab/> <text:s text:c="44"/>^</text:p>
      <text:p text:style-name="P8">SyntaxError: invalid syntax</text:p>
      <text:p text:style-name="P3">Did you see the error? We’ve forgotten to put a colon at the end of the <text:span text:style-name="Console">if </text:span>statement’s condition.</text:p>
      <text:p text:style-name="P3">Here is an example that comes up quite often, but where the problem isn’t at all obvious:</text:p>
      <text:p text:style-name="P8">File "blocks.py", line 385</text:p>
      <text:p text:style-name="P8"><text:tab/>except ValueError as err:</text:p>
      <text:p text:style-name="P8"><text:tab/> <text:s text:c="4"/>^</text:p>
      <text:p text:style-name="P8">SyntaxError: invalid syntax</text:p>
      <text:p text:style-name="P3">There is no syntax error in the line indicated, so both the line number and the caret’s position are wrong. In general, when we are faced with an error that we are convinced is not in the specified line, in almost every case the error will be in an earlier line. Here’s the code from the <text:span text:style-name="Console">try</text:span> to the <text:span text:style-name="Console">except</text:span> where Python is reporting the error to be—see if you can spot the error before reading the explanation that follows the code:</text:p>
      <text:p text:style-name="P8">try:</text:p>
      <text:p text:style-name="P8"><text:tab/>blocks = parse(blocks)</text:p>
      <text:p text:style-name="P8"><text:tab/>svg = file.replace(".blk", ".svg")</text:p>
      <text:p text:style-name="P8"><text:tab/>if not BlockOutput.save_blocks_as_svg(blocks, svg):</text:p>
      <text:p text:style-name="P8"><text:tab/><text:tab/>print("Error: failed to save {0}".format(svg)</text:p>
      <text:p text:style-name="P8">except ValueError as err:</text:p>
      <text:p text:style-name="P3">Did you spot the problem? It is certainly easy to miss since it is on the line before the one that Python reports as having the error. We have closed the <text:span text:style-name="Console">str.format()</text:span> method’s parentheses, but not the <text:span text:style-name="Console">print()</text:span> function’s parentheses, that is, we are missing a closing parenthesis at the end of the line, but Python didn’t realize this until it reached the except keyword on the following line.</text:p>
      <text:p text:style-name="P3">Missing the last parenthesis on a line is quite common, especially when using <text:span text:style-name="Console">print()</text:span> with <text:span text:style-name="Console">str.format()</text:span>, but the error is usually reported on the following line. Similarly, if a list’s closing bracket, or a set or dictionary’s closing brace is missing, Python will normally report the problem as being on the next (non-blank) line. On the plus side, syntax errors like these are trivial to fix.</text:p>
      <text:h text:style-name="P6" text:outline-level="3"><draw:frame draw:style-name="fr3" draw:name="f09-02-h3" text:anchor-type="paragraph" svg:y="-0.25cm" svg:width="1cm" draw:z-index="33"><draw:text-box fo:min-height="0.741cm"><text:p text:style-name="P7">||</text:p></draw:text-box></draw:frame><text:bookmark-start text:name="Dealing with Runtime Errors"/>Dealing with Runtime Errors<text:bookmark-end text:name="Dealing with Runtime Errors"/></text:h>
      <text:p text:style-name="P3">If an unhandled exception occurs at runtime, Python will stop executing our program and print a traceback. Here is an example of a traceback for an unhandled exception <text:span text:style-name="T7">(next page)</text:span>:</text:p>
      <text:p text:style-name="P8"><text:soft-page-break/>Traceback (most recent call last):</text:p>
      <text:p text:style-name="P8"><text:tab/>File "blocks.py", line 392, in &lt;module&gt;</text:p>
      <text:p text:style-name="P8"><text:tab/><text:tab/>main()</text:p>
      <text:p text:style-name="P8"><text:tab/>File "blocks.py", line 381, in main</text:p>
      <text:p text:style-name="P8"><text:tab/><text:tab/>blocks = parse(blocks)</text:p>
      <text:p text:style-name="P8"><text:tab/>File "blocks.py", line 174, in recursive_descent_parse</text:p>
      <text:p text:style-name="P8"><text:tab/><text:tab/>return data.stack[1]</text:p>
      <text:p text:style-name="P8">IndexError: list index out of range</text:p>
      <text:p text:style-name="P3">Tracebacks (also called backtraces) like this should be read from their last line back toward their first line. The last line specifies the unhandled exception that occurred. Above this line, the filename, line number, and function name, followed by the line that caused the exception, are shown (spread over two lines). If the function where the exception was raised was called by another function, that function’s filename, line number, function name, and calling line are shown above. And if that function was called by another function the same applies, all the way up to the beginning of the call stack. (Note that the filenames in tracebacks are given with their <text:span text:style-name="T1">path</text:span>, but in most cases we have omitted paths from the examples for the sake of clarity.)</text:p>
      <text:p text:style-name="P3"><draw:frame text:anchor-type="paragraph" draw:z-index="14" draw:name="p412 jump" draw:style-name="gr1" draw:text-style-name="P10" svg:width="1.571cm" svg:height="2.28cm" svg:x="-1.67cm" svg:y="0cm"><draw:text-box draw:corner-radius="0.199cm"><text:p text:style-name="P9"><text:span text:style-name="T8">Function ref­erences</text:span></text:p><text:p><text:span text:style-name="T9"><text:a xlink:href="#0.0.0.Branching Using Dictionaries|outline" xlink:type="simple">340 ⮜</text:a></text:span></text:p></draw:text-box></draw:frame>So in this example, an <text:span text:style-name="T2">IndexError</text:span> occurred, meaning that <text:span text:style-name="Console">data.stack</text:span> is some kind of sequence, but has no item at position 1. The error occurred at line 174 in the <text:span text:style-name="Filename">blocks.py</text:span> program’s <text:span text:style-name="Console">recursive_descent_parse()</text:span> function, and that function was called at line 381 in the <text:span text:style-name="Console">main()</text:span> function. (The reason that the function’s name is different at line 381, that is, <text:span text:style-name="Console">parse()</text:span> instead of <text:span text:style-name="Console">recursive_descent_parse()</text:span>, is that the <text:span text:style-name="T2">parse</text:span> variable is set to one of several different functions depending on the command-line arguments given to the program; in the common case the names always match.) The call to <text:span text:style-name="Console">main()</text:span> was made at line 392, and this is the statement at which program execution commenced.</text:p>
      <text:p text:style-name="P3">Although at first sight the traceback looks intimidating, now that we understand its structure it is easy to see how useful it is. In this case it tells us exactly where to look for the problem, although of course we must work out for ourselves what the solution is.</text:p>
      <text:p text:style-name="P3">Here is another example traceback:</text:p>
      <text:p text:style-name="P11">Traceback (most recent call last):</text:p>
      <text:p text:style-name="P11"><text:tab/>File "blocks.py", line 392, in &lt;module&gt;</text:p>
      <text:p text:style-name="P11"><text:tab/><text:tab/>main()</text:p>
      <text:p text:style-name="P11"><text:tab/>File "blocks.py", line 383, in main</text:p>
      <text:p text:style-name="P11"><text:tab/><text:tab/>if BlockOutput.save_blocks_as_svg(blocks, svg):</text:p>
      <text:p text:style-name="P11"><text:tab/>File "BlockOutput.py", line 141, in save_blocks_as_svg</text:p>
      <text:p text:style-name="P11"><text:tab/><text:tab/>widths, rows = compute_widths_and_rows(cells, SCALE_BY)</text:p>
      <text:p text:style-name="P11"><text:tab/>File "BlockOutput.py", line 95, in compute_widths_and_rows</text:p>
      <text:p text:style-name="P11"><text:tab/><text:tab/>width = len(cell.text) // cell.columns</text:p>
      <text:p text:style-name="P11">ZeroDivisionError: integer division or modulo by zero</text:p>
      <text:p text:style-name="P3">Here, the problem has occurred in a module (<text:span text:style-name="Filename">BlockOutput.py</text:span>) that is called by the <text:span text:style-name="Filename">blocks.py</text:span> program. This traceback leads us to where the problem became apparent, but not to where it occurred. The value of <text:span text:style-name="Console">cell.columns</text:span> is clearly <text:span text:style-name="Console">0</text:span> <text:soft-page-break/>in the <text:span text:style-name="Filename">BlockOutput.py</text:span> module’s <text:span text:style-name="Console">compute_widths_and_rows()</text:span> function on line 95—after all, that is what caused the <text:span text:style-name="T2">ZeroDivisionError</text:span> exception to be raised—but we must look at the preceding lines to find where and why <text:span text:style-name="Console">cell.columns</text:span> was given this incorrect value.</text:p>
      <text:p text:style-name="P3"><draw:frame text:anchor-type="paragraph" draw:z-index="15" draw:name="p413 info" draw:style-name="gr2" draw:text-style-name="P13" svg:width="1.571cm" svg:height="10.547cm" svg:x="17cm" svg:y="0cm"><draw:text-box draw:corner-radius="0.199cm"><text:p text:style-name="P12"><text:span text:style-name="T10">3.0</text:span></text:p></draw:text-box></draw:frame>In some cases the traceback reveals an exception that occurred in Python’s standard library or in a third-party library. Although this could mean a bug in the library, in almost every case it is due to a bug in our own code. Here is an example of such a traceback, using Python 3.0:</text:p>
      <text:p text:style-name="P14">Traceback (most recent call last):</text:p>
      <text:p text:style-name="P14"><text:tab/>File "blocks.py", line 392, in &lt;module&gt;</text:p>
      <text:p text:style-name="P14"><text:tab/><text:tab/>main()</text:p>
      <text:p text:style-name="P14"><text:tab/>File "blocks.py", line 379, in main</text:p>
      <text:p text:style-name="P14"><text:tab/><text:tab/>blocks = open(file, encoding="utf8").read()</text:p>
      <text:p text:style-name="P14"><text:tab/>File "/usr/lib/python3.0/lib/python3.0/io.py", line 278, in __new__</text:p>
      <text:p text:style-name="P14"><text:tab/><text:tab/>return open(*args, **kwargs)</text:p>
      <text:p text:style-name="P14"><text:tab/>File "/usr/lib/python3.0/lib/python3.0/io.py", line 222, in open</text:p>
      <text:p text:style-name="P14"><text:tab/><text:tab/>closefd)</text:p>
      <text:p text:style-name="P14"><text:tab/>File "/usr/lib/python3.0/lib/python3.0/io.py", line 619, in __init__</text:p>
      <text:p text:style-name="P14"><text:tab/><text:tab/>_fileio._FileIO.__init__(self, name, mode, closefd)</text:p>
      <text:p text:style-name="P14">IOError: [Errno 2] No such file or directory: 'hierarchy.blk'</text:p>
      <text:p text:style-name="P3">The <text:span text:style-name="Console">IOError</text:span> exception at the end tells us clearly what the problem is. But the exception was raised in the standard library’s <text:span text:style-name="Console">io</text:span> module. In such cases it is best to keep reading upward until we find the first file listed that is our program’s file (or one of the modules we have created for it). So in this case we find that the first reference to our program is to file <text:span text:style-name="Filename">blocks.py</text:span>, line 379, in the <text:span text:style-name="Console">main()</text:span> function. It looks like we have a call to <text:span text:style-name="Console">open()</text:span> but have not put the call inside a <text:span text:style-name="Console">try … except</text:span> block or used a <text:span text:style-name="Console">with</text:span> statement.</text:p>
      <text:p text:style-name="P3"><draw:frame text:anchor-type="paragraph" draw:z-index="16" draw:name="p413 info 2" draw:style-name="gr3" draw:text-style-name="P13" svg:width="1.571cm" svg:height="6.559cm" svg:x="17cm" svg:y="0cm"><draw:text-box draw:corner-radius="0.199cm"><text:p text:style-name="P12"><text:span text:style-name="T10">3.1</text:span></text:p></draw:text-box></draw:frame>Python 3.1 is a bit smarter than Python 3.0 and realizes that we want to find the mistake in our own code, not in the standard library, so it produces a much more compact and helpful traceback. For example:</text:p>
      <text:p text:style-name="P8">Traceback (most recent call last):</text:p>
      <text:p text:style-name="P8"><text:tab/>File "blocks.py", line 392, in &lt;module&gt;</text:p>
      <text:p text:style-name="P8"><text:tab/><text:tab/>main()</text:p>
      <text:p text:style-name="P8"><text:tab/>File "blocks.py", line 379, in main</text:p>
      <text:p text:style-name="P8"><text:tab/><text:tab/>blocks = open(file, encoding="utf8").read()</text:p>
      <text:p text:style-name="P8">IOError: [Errno 2] No such file or directory: <text:tab/>'hierarchy.blk'</text:p>
      <text:p text:style-name="P3">This eliminates all the irrelevant detail and makes it easy to see what the problem is (on the bottom line) and where it occurred (the lines above it).</text:p>
      <text:p text:style-name="P3">So no matter how big the traceback is, the last line always specifies the unhandled exception, and we just have to work back until we find our program’s file or one of our own modules listed. The problem will almost certainly be on the line Python specifies, or on an earlier line.</text:p>
      <text:p text:style-name="P3">This particular example illustrates that we should modify the <text:span text:style-name="Filename">blocks.py</text:span> program to cope gracefully when given the names of non-existent files. This is <text:soft-page-break/>a usability error, and it should also be classified as a logical error, since terminating and printing a traceback cannot be considered to be acceptable program behaviour.</text:p>
      <text:p text:style-name="P3">In fact, as a matter of good policy and courtesy to our users, we should always catch all relevant exceptions, identifying the specific ones that we consider to be possible, such as <text:span text:style-name="T2">EnvironmentError</text:span>. In general, we should not use the catchalls of <text:span text:style-name="Console">except:</text:span> or <text:span text:style-name="Console">except Exception:</text:span>, although using the latter at the top level of our program to avoid crashes might be appropriate—but only if we always report any exceptions it catches so that they don’t go silently unnoticed.</text:p>
      <text:p text:style-name="P3">Exceptions that we catch and cannot recover from should be reported in the form of error messages, rather than exposing our users to tracebacks which look scary to the uninitiated. For <text:span text:style-name="T1">gui</text:span> programs the same applies, except that normally we would use a message box to notify the user of a problem. And for server programs that normally run unattended, we should write the error message to the server’s log.</text:p>
      <text:p text:style-name="P3">Python’s exception hierarchy was designed so that catching <text:span text:style-name="Console">Exception</text:span> doesn’t quite cover all the exceptions. In particular, it does not catch the <text:span text:style-name="T2">KeyboardInterrupt</text:span> exception, so for console applications if the user presses <text:span text:style-name="Console">Ctrl+C</text:span>, the program will terminate. If we choose to catch this exception, there is a risk that we could lock the user into a program that they cannot terminate. This arises because a bug in our exception handling code might prevent the program from terminating or the exception propagating. (Of course, even an “<text:span text:style-name="T2">uninterruptible</text:span>” program can have its process killed, but not all users know how.) So if we do catch the <text:span text:style-name="T2">KeyboardInterrupt</text:span> exception we must be extremely careful to do the minimum amount of saving and clean up that is necessary—and then terminate the program. And for programs that don’t need to save or clean up, it is best not to catch <text:span text:style-name="T2">KeyboardInterrupt</text:span> at all, and just let the program terminate.</text:p>
      <text:p text:style-name="P3">One of Python 3’s great virtues is that it makes a clear distinction between raw bytes and strings. However, this can sometimes lead to unexpected exceptions occurring when we pass a bytes object where a str is expected or vice versa.</text:p>
      <text:p text:style-name="P3">For example:</text:p>
      <text:p text:style-name="P8">Traceback (most recent call last):</text:p>
      <text:p text:style-name="P8"><text:tab/>File "program.py", line 918, in &lt;module&gt;</text:p>
      <text:p text:style-name="P8"><text:tab/><text:tab/>print(datetime.datetime.strptime(date, format))</text:p>
      <text:p text:style-name="P8">TypeError: strptime() argument 1 must be str, not bytes</text:p>
      <text:p text:style-name="P3">When we hit a problem like this we can either perform the conversion—in this case, by passing <text:span text:style-name="Console">date.decode("utf8")</text:span>—or carefully work back to find out where and why the variable is a <text:span text:style-name="Console">bytes</text:span> object rather than a <text:span text:style-name="Console">str</text:span>, and fix the problem at its source.</text:p>
      <text:p text:style-name="P3"><draw:frame text:anchor-type="paragraph" draw:z-index="17" draw:name="p415 info 1" draw:style-name="gr4" draw:text-style-name="P13" svg:width="1.571cm" svg:height="1.451cm" svg:x="17cm" svg:y="0cm"><draw:text-box draw:corner-radius="0.199cm"><text:p text:style-name="P12"><text:span text:style-name="T10">3.x</text:span></text:p></draw:text-box></draw:frame><text:soft-page-break/>When we pass a string where bytes are expected the error message is somewhat less obvious, and differs between Python 3.0 and 3.1. For example, in Python 3.0:</text:p>
      <text:p text:style-name="P8"><draw:frame text:anchor-type="paragraph" draw:z-index="18" draw:name="p415 info 2" draw:style-name="gr5" draw:text-style-name="P13" svg:width="1.571cm" svg:height="1.92cm" svg:x="17cm" svg:y="0.019cm"><draw:text-box draw:corner-radius="0.199cm"><text:p text:style-name="P12"><text:span text:style-name="T10">3.0</text:span></text:p></draw:text-box></draw:frame>Traceback (most recent call last):</text:p>
      <text:p text:style-name="P8"><text:tab/>File "program.py", line 2139, in &lt;module&gt;</text:p>
      <text:p text:style-name="P8"><text:tab/><text:tab/>data.write(info)</text:p>
      <text:p text:style-name="P8">TypeError: expected an object with a buffer interface</text:p>
      <text:p text:style-name="P3"><draw:frame text:anchor-type="paragraph" draw:z-index="19" draw:name="p415 info 3" draw:style-name="gr6" draw:text-style-name="P13" svg:width="1.571cm" svg:height="2.978cm" svg:x="17cm" svg:y="0cm"><draw:text-box draw:corner-radius="0.199cm"><text:p text:style-name="P12"><text:span text:style-name="T10">3.1</text:span></text:p></draw:text-box></draw:frame>In Python 3.1 the error message’s text has been slightly improved:</text:p>
      <text:p text:style-name="P8">Traceback (most recent call last):</text:p>
      <text:p text:style-name="P8"><text:tab/>File "program.py", line 2139, in &lt;module&gt;</text:p>
      <text:p text:style-name="P8"><text:tab/><text:tab/>data.write(info)</text:p>
      <text:p text:style-name="P8">TypeError: 'str' does not have the buffer interface</text:p>
      <text:p text:style-name="P3">In both cases the problem is that we are passing a string when a bytes, bytearray, or similar <text:span text:style-name="Console">object</text:span> is expected. We can either perform the conversion—in this case by passing <text:span text:style-name="Console">info.encode("utf8")</text:span>—or work back to find the source of the problem and fix it there.</text:p>
      <text:p text:style-name="P3">Python 3.0 introduced support for exception chaining—this means that an exception that is raised in response to another exception can contain the details of the original exception. When a chained exception goes uncaught the traceback includes not just the uncaught exception, but also the exception that caused it (providing it was chained). The approach to debugging chained exceptions is almost the same as before: We start at the end and work backward until we find the problem in our own code. However, rather than doing this just for the last exception, we might then repeat the process for each chained exception above it, until we get to the problem’s true origin.</text:p>
      <text:p text:style-name="P3">We can take advantage of exception chaining in our own code—for example, if we want to use a custom exception class but still want the underlying problem to be visible.</text:p>
      <text:p text:style-name="P14">class InvalidDataError(Exception): pass</text:p>
      <text:p text:style-name="P14"/>
      <text:p text:style-name="P14">def process(data):</text:p>
      <text:p text:style-name="P14"><text:tab/>try:</text:p>
      <text:p text:style-name="P14"><text:tab/><text:tab/>i = int(data)</text:p>
      <text:p text:style-name="P14"><text:tab/><text:tab/>…</text:p>
      <text:p text:style-name="P14"><text:tab/>except ValueError as err:</text:p>
      <text:p text:style-name="P14"><text:tab/><text:tab/>raise InvalidDataError("Invalid data received") from err</text:p>
      <text:p text:style-name="P3">Here, if the <text:span text:style-name="Console">int()</text:span> conversion fails, a <text:span text:style-name="T2">ValueError</text:span> is raised and caught. We then raise our custom exception, but with <text:span text:style-name="Console">from err</text:span>, which creates a chained exception, our own, plus the one in <text:span text:style-name="Console">err</text:span>. If the <text:span text:style-name="T2">InvalidDataError</text:span> exception is raised and not caught, the resulting traceback will look something like this:</text:p>
      <text:p text:style-name="P8">Traceback (most recent call last):</text:p>
      <text:p text:style-name="P8"><text:tab/>File "application.py", line 249, in process</text:p>
      <text:p text:style-name="P8"><text:soft-page-break/><text:tab/><text:tab/>i = int(data)</text:p>
      <text:p text:style-name="P8">ValueError: invalid literal for int() with base 10: '17.5 '</text:p>
      <text:p text:style-name="P3">The above exception was the direct cause of the following exception:</text:p>
      <text:p text:style-name="P14">Traceback (most recent call last):</text:p>
      <text:p text:style-name="P14"><text:tab/>File "application.py", line 288, in &lt;module&gt;</text:p>
      <text:p text:style-name="P14"><text:tab/><text:tab/>print(process(line))</text:p>
      <text:p text:style-name="P14"><text:tab/>File "application.py", line 283, in process</text:p>
      <text:p text:style-name="P14"><text:tab/><text:tab/>raise InvalidDataError("Invalid data received") from err</text:p>
      <text:p text:style-name="P14">__main__.InvalidDataError: Invalid data received</text:p>
      <text:p text:style-name="P3">At the bottom our custom exception and text explain what the problem is, with the lines above them showing where the exception was raised (line 283), and where it was caused (line 288). But we can also go back further, into the chained exception which gives more details about the specific error, and which shows the line that triggered the exception (249). For a detailed rationale and further information about chained exceptions, see <text:a xlink:type="simple" xlink:href="https://peps.python.org/pep-3134/" text:style-name="Internet_20_link" text:visited-style-name="Visited_20_Internet_20_Link">PEP 3134</text:a>.</text:p>
      <text:h text:style-name="P6" text:outline-level="3"><draw:frame draw:style-name="fr3" draw:name="f09-03-h3" text:anchor-type="paragraph" svg:y="-0.25cm" svg:width="1cm" draw:z-index="34"><draw:text-box fo:min-height="0.741cm"><text:p text:style-name="P7">||</text:p></draw:text-box></draw:frame>Scientific Debugging</text:h>
      <text:p text:style-name="P3">If our program runs but does not have the expected or desired behaviour then we have a bug—a logical error—that we must eliminate. The best way to eliminate such errors is to prevent them from occurring in the first place by using <text:span text:style-name="T1">tdd</text:span> (<text:span text:style-name="T2">Test Driven Development</text:span>). However, some bugs will always get through, so even with <text:span text:style-name="T1">tdd</text:span>, debugging is still a necessary skill to learn.</text:p>
      <text:p text:style-name="P3">In this subsection we will outline an approach to debugging based on the scientific method. The approach is explained in sufficient detail that it might appear to be too much work for tackling a “simple” bug. However, by consciously following the process we will avoid wasting time with “<text:span text:style-name="T2">random</text:span>” debugging, and after awhile we will internalize the process so that we can do it unconsciously, and therefore very quickly<text:note text:id="ftn1" text:note-class="footnote"><text:note-citation>1</text:note-citation><text:note-body><text:p text:style-name="Footnote">The ideas used in this subsection were inspired by the Debugging chapter in the book Code Complete by Steve McConnell, ISBN 0735619670.</text:p></text:note-body></text:note>.★</text:p>
      <text:p text:style-name="P3">To be able to kill a bug we must be able to do the following.</text:p>
      <text:list text:style-name="L1">
        <text:list-item>
          <text:p text:style-name="P15">Reproduce the bug.</text:p>
        </text:list-item>
        <text:list-item>
          <text:p text:style-name="P15">Locate the bug.</text:p>
        </text:list-item>
        <text:list-item>
          <text:p text:style-name="P15">Fix the bug.</text:p>
        </text:list-item>
        <text:list-item>
          <text:p text:style-name="P16">Test the fix.</text:p>
        </text:list-item>
      </text:list>
      <text:p text:style-name="P3">Reproducing the bug is sometimes easy—it always occurs on every run; and sometimes hard—it occurs intermittently. In either case we should try to reduce the bug’s dependencies, that is, find the smallest input and the least amount of processing that can still produce the bug.</text:p>
      <text:p text:style-name="P3"><text:soft-page-break/>Once we are able to reproduce the bug, we have the data—the input data and options, and the incorrect results—that are needed so that we can apply the scientific method to finding and fixing it. The method has three steps:</text:p>
      <text:list text:style-name="L2">
        <text:list-item>
          <text:p text:style-name="P17">Think up an explanation—a hypothesis—that reasonably accounts for the bug.</text:p>
        </text:list-item>
        <text:list-item>
          <text:p text:style-name="P17">Create an experiment to test the hypothesis.</text:p>
        </text:list-item>
        <text:list-item>
          <text:p text:style-name="P18">Run the experiment.</text:p>
        </text:list-item>
      </text:list>
      <text:p text:style-name="P3">Running the experiment should help to locate the bug, and should also give us insight into its solution. (We will return to how to create and run an experiment shortly.) Once we have decided how to kill the bug—and have checked our code into our version control system so that we can revert the fix if necessary—we can write the fix.</text:p>
      <text:p text:style-name="P3">Once the fix is in place we must test it. Naturally, we must test to see if the bug it is intended to fix has gone away. But this is not sufficient; after all, our fix may have solved the bug we were concerned about, but the fix might also have introduced another bug, one that affects some other aspect of the program. So in addition to testing the bugfix, we must also run all of the program’s tests to increase our confidence that the bugfix did not have any unwanted side effects.</text:p>
      <text:p text:style-name="P3">Some bugs have a particular structure, so whenever we fix a bug it is always worth asking ourselves if there are other places in the program or its modules that might have similar bugs. If there are, we can check to see if we already have tests that would reveal the bugs if they were present, and if not, we should add such tests, and if that reveals bugs, then we must tackle them as described earlier.</text:p>
      <text:p text:style-name="P3">Now that we have a good overview of the debugging process, we will focus in on just how we create and run experiments to test our hypotheses. We begin with trying to isolate the bug. Depending on the nature of the program and of the bug, we might be able to write tests that exercise the program, for example, feeding it data that is known to be processed correctly and gradually changing the data so that we can find exactly where processing fails. Once we have an idea of where the problem lies—either due to testing or based on reasoning—we can test our hypotheses.</text:p>
      <text:p text:style-name="P3">What kind of hypothesis might we think up? Well, it could initially be as simple as the suspicion that a particular function or method is returning erroneous data when certain input data and options are used. Then, if this hypothesis proves correct, we can refine it to be more specific—for example, identifying a particular statement or suite in the function that we think is doing the wrong computation in certain cases.</text:p>
      <text:p text:style-name="P3">To test our hypothesis we need to check the arguments that the function receives and the values of its local variables and the return value, immediately before it returns. We can then run the program with data that we know <text:soft-page-break/>produces errors and check the suspect function. If the arguments coming into the function are not what we expect, then the problem is likely to be further up the call stack, so we would now begin the process again, this time suspecting the function that calls the one we have been looking at. But if all the incoming arguments are always valid, then we must look at the local variables and the return value. If these are always correct then we need to come up with a new hypothesis, since the suspect function is behaving correctly. But if the return value is wrong, then we know that we must investigate the function further.</text:p>
      <text:p text:style-name="P3">In practice, how do we conduct an experiment, that is, how do we test the hypothesis that a particular function is misbehaving? One way to start is to “<text:span text:style-name="T2">execute</text:span>” the function mentally—this is possible for many small functions and for larger ones with practice, and has the additional benefit that it familiari<text:span text:style-name="T11">s</text:span>es us with the function’s behaviour. At best, this can lead to an improved or more specific hypothesis—for example, that a particular statement or suite is the site of the problem. But to conduct an experiment properly we must instrument the program so that we can see what is going on when the suspect function is called.</text:p>
      <text:p text:style-name="P3">There are two ways to instrument a program—intrusively, by inserting <text:span text:style-name="Console">print()</text:span> statements; or (usually) non-intrusively, by using a debugger. Both approaches are used to achieve the same end and both are valid, but some programmers have a strong preference for one or the other. We’ll briefly describe both approaches, starting with the use of <text:span text:style-name="Console">print()</text:span> statements.</text:p>
      <text:p text:style-name="P3">When using <text:span text:style-name="Console">print()</text:span> statements, we can start by putting a <text:span text:style-name="Console">print()</text:span> statement right at the beginning of the function and have it print the function’s arguments. Then, just before the (or each) return statement (or at the end of the function if there is no return statement), add <text:span text:style-name="Inline_20_Code">print(locals(), "\n")</text:span>. The builtin <text:span text:style-name="Console">locals()</text:span> function returns a dictionary whose keys are the names of the local variables and whose values are the variables’ values. We can of course simply print the variables we are specifically interested in instead. Notice that we added an extra newline—we should also do this in the first <text:span text:style-name="Console">print()</text:span> statement so that a blank line appears between each set of variables to aid clarity. (An alternative to inserting <text:span text:style-name="Console">print()</text:span> statements directly is to use some kind of logging decorator such as the one we created in Chapter 8 <text:span text:style-name="T11">[</text:span>358 ➤<text:span text:style-name="T11">]</text:span>).</text:p>
      <text:p text:style-name="P3">If when we run the instrumented program we find that the arguments are correct but that the return value is in error, we know that we have located the source of the bug and can further investigate the function. If looking carefully at the function doesn’t suggest where the problem lies, we can simply insert a new <text:span text:style-name="Inline_20_Code">print(locals(), "\n")</text:span> statement right in the middle. After running the program again we should now know whether the problem arises in the first or second half of the function, and can put a print(locals(), "\n") statement in the middle of the relevant half, repeating the process until we find the statement where the error is caused. This will very quickly get us to the point where the <text:soft-page-break/>problem occurs—and in most cases locating the problem is half of the work needed to solve it.</text:p>
      <text:p text:style-name="P3">The alternative to adding <text:span text:style-name="Console">print()</text:span> statements is to use a debugger. Python has two standard debuggers. One is supplied as a module (<text:span text:style-name="Console">pdb</text:span>), and can be used interactively in the console—for example, <text:span text:style-name="Inline_20_Code">python3 -</text:span><text:span text:style-name="Inline_20_Code"><text:span text:style-name="T11">⁠</text:span></text:span><text:span text:style-name="Inline_20_Code">m pdb </text:span><text:span text:style-name="Inline_20_Code"><text:span text:style-name="T2">my_program.py</text:span></text:span>.</text:p>
      <text:p text:style-name="P3">(On Windows, of course, we would replace <text:span text:style-name="T2">python3</text:span> with something like <text:span text:style-name="Filename">C:\</text:span><text:span text:style-name="Filename"><text:span text:style-name="T11">⁠</text:span></text:span><text:span text:style-name="Filename">Python31\python.exe</text:span>.) However, the easiest way to use it is to add <text:span text:style-name="Inline_20_Code">import pdb </text:span>in the program itself, and add the statement <text:span text:style-name="Inline_20_Code">pdb.set_trace()</text:span> as the first statement of the function we want to examine. When the program is run, pdb stops it immediately after the <text:span text:style-name="Inline_20_Code">pdb.set_trace()</text:span> call, and allows us to step through the program, set breakpoints, and examine variables.</text:p>
      <text:p text:style-name="P3">Here is an example run of a program that has been instrumented by having the <text:span text:style-name="Inline_20_Code">import pdb</text:span> statement added to its imports, and by having <text:span text:style-name="Inline_20_Code">pdb.set_trace()</text:span> added as the first statement inside its <text:span text:style-name="Inline_20_Code">calculate_median()</text:span> function. (What we have typed is shown in <text:span text:style-name="T12">bold</text:span>, although where we typed <text:span text:style-name="T2">Enter</text:span> is not indicated.)</text:p>
      <text:p text:style-name="P19">python3 statistics.py sum.dat</text:p>
      <text:p text:style-name="P20">&gt; statistics.py(73)calculate_median()</text:p>
      <text:p text:style-name="P20">-&gt; numbers = sorted(numbers)</text:p>
      <text:p text:style-name="P20">(Pdb) s</text:p>
      <text:p text:style-name="P20">&gt; statistics.py(74)calculate_median()</text:p>
      <text:p text:style-name="P20">-&gt; middle = len(numbers) // 2</text:p>
      <text:p text:style-name="P20">(Pdb)</text:p>
      <text:p text:style-name="P20">&gt; statistics.py(75)calculate_median()</text:p>
      <text:p text:style-name="P20">-&gt; median = numbers[middle]</text:p>
      <text:p text:style-name="P20">(Pdb)</text:p>
      <text:p text:style-name="P20">&gt; statistics.py(76)calculate_median()</text:p>
      <text:p text:style-name="P20">-&gt; if len(numbers) % 2 == 0:</text:p>
      <text:p text:style-name="P20">(Pdb)</text:p>
      <text:p text:style-name="P20">&gt; statistics.py(78)calculate_median()</text:p>
      <text:p text:style-name="P20">-&gt; return median</text:p>
      <text:p text:style-name="P20">(Pdb) <text:span text:style-name="T12">p middle, median, numbers</text:span></text:p>
      <text:p text:style-name="P20">(8, 5.0, [-17.0, -9.5, 0.0, 1.0, 3.0, 4.0, 4.0, 5.0, 5.0, 5.0, 5.5,</text:p>
      <text:p text:style-name="P20">6.0, 7.0, 7.0, 8.0, 9.0, 17.0])</text:p>
      <text:p text:style-name="P20">(Pdb) <text:span text:style-name="T12">c</text:span></text:p>
      <text:p text:style-name="P3">Commands are given to <text:span text:style-name="Console">pdb</text:span> by entering their name and pressing <text:span text:style-name="T2">Enter</text:span> at the <text:span text:style-name="Console">(Pdb)</text:span> prompt. If we just press Enter on its own the last command is repeated. So here we typed <text:span text:style-name="Console">s</text:span> (which means <text:span text:style-name="T2">step</text:span>, i.e., execute the statement shown), and then repeated this (simply by pressing <text:span text:style-name="T2">Enter</text:span>), to step through the statements in the <text:span text:style-name="Console">calculate_median()</text:span> function. Once we reached the return statement we printed out the values that interested us using the <text:span text:style-name="Console">p</text:span> (print) command. And finally we continued to the end using the <text:span text:style-name="Console">c</text:span> (continue) command. This tiny example should give a flavour of <text:span text:style-name="Console">pdb</text:span>, but of course the module has a lot more functionality than we have shown here.</text:p>
      <text:p text:style-name="P21"><text:soft-page-break/>It is much easier to use <text:span text:style-name="Console">pdb</text:span> on an instrumented program as we have done here than on an un-instrumented one. But since this requires us to add an import and a call to <text:span text:style-name="Inline_20_Code">pdb.set_trace()</text:span>, it would seem that using <text:span text:style-name="Console">pdb</text:span> is just as intrusive as using <text:span text:style-name="Console">print()</text:span> statements, although it does provide useful facilities such as breakpoints.</text:p>
      <text:p text:style-name="P3">The other standard debugger is <text:span text:style-name="T13">idle</text:span>, and just like pdb, it supports single stepping, breakpoints, and the examination of variables. <text:span text:style-name="T13">idle</text:span><text:span text:style-name="T2">’s</text:span> debugger window is shown in Figure 9.1, and its code editing window with breakpoints and the current line highlighted is shown in Figure 9.2.</text:p>
      <text:p text:style-name="P3"><draw:frame draw:style-name="fr4" draw:name="Frame-9.1 idle’s debugger window showing the call stack and the current local variables Picture" text:anchor-type="paragraph" svg:width="17cm" style:rel-width="100%" draw:z-index="23"><draw:text-box fo:min-height="9.23cm"><text:p text:style-name="P22"><draw:frame draw:style-name="fr5" draw:name="Figure-9.1-idle’s-debugger-window-showing-the-call-stack-and-the-current-local-variables" text:anchor-type="paragraph" svg:width="14.621cm" style:rel-width="86%" svg:height="9.208cm" style:rel-height="scale" draw:z-index="24"><draw:image xlink:href="Pictures/100000010000022A0000015D2E8D2F1F.png" xlink:type="simple" xlink:show="embed" xlink:actuate="onLoad" draw:mime-type="image/png"/></draw:frame><text:span text:style-name="Caption_20_characters">Figure </text:span><text:span text:style-name="Caption_20_characters"><text:sequence text:ref-name="refFigure0" text:name="Figure" text:formula="ooow:Figure+1" style:num-format="1">9.1</text:sequence></text:span><text:span text:style-name="Caption_20_characters">:</text:span> idle’s debugger window showing the call stack and the current local variables</text:p></draw:text-box></draw:frame>One great advantage <text:span text:style-name="T1">idle</text:span> has over pdb is that there is no need to instrument our code—<text:span text:style-name="T1">idle</text:span> is smart enough to debug our code as it stands, so it isn’t intrusive at all.</text:p>
      <text:p text:style-name="P3">Unfortunately, at the time of this writing, <text:span text:style-name="T1">idle</text:span> is rather weak when it comes to running programs that require command-line arguments. The only way to do this appears to be to run <text:span text:style-name="T1">idle</text:span> from a console with the required arguments, for example, <text:span text:style-name="Inline_20_Code">idle3 -d -r statistics.py sum.dat</text:span>. The <text:span text:style-name="Console">-d</text:span> argument tells <text:span text:style-name="T1">idle</text:span> to start debugging immediately and the <text:span text:style-name="Console">-r</text:span> argument tells it to run the following program with any arguments that follow it. However, for programs that don’t require command-line arguments (or where we are willing to edit the code to put them in manually to make debugging easier), <text:span text:style-name="T1">idle</text:span> is quite powerful and convenient to use. (Incidentally, the code shown in Figure 9.2 <text:span text:style-name="T11">(next page)</text:span> does have a bug—<text:span text:style-name="Console">middle + 1</text:span> should be <text:span text:style-name="Console">middle – 1</text:span>).</text:p>
      <text:p text:style-name="P3"><draw:frame draw:style-name="fr4" draw:name="Frame-9.2 An idle code editing window during debugging Picture" text:anchor-type="paragraph" svg:width="17cm" style:rel-width="100%" draw:z-index="25"><draw:text-box fo:min-height="6.8cm"><text:p text:style-name="P22"><draw:frame draw:style-name="fr6" draw:name="Figure-9.2-An-idle-code-editing-window-during-debugging" text:anchor-type="paragraph" svg:width="14.621cm" style:rel-width="86%" svg:height="6.798cm" style:rel-height="scale" draw:z-index="26"><draw:image xlink:href="Pictures/1000000100000228000001018CC15D24.png" xlink:type="simple" xlink:show="embed" xlink:actuate="onLoad" draw:mime-type="image/png"/></draw:frame><text:span text:style-name="Caption_20_characters">Figure </text:span><text:span text:style-name="Caption_20_characters"><text:sequence text:ref-name="refFigure1" text:name="Figure" text:formula="ooow:Figure+1" style:num-format="1">9.2</text:sequence></text:span><text:span text:style-name="Caption_20_characters">:</text:span> An idle code editing window during debugging</text:p></draw:text-box></draw:frame><text:soft-page-break/>Debugging Python programs is no harder than debugging in any other language—and it is easier than for compiled languages since there is no build step to go through after making changes. And if we are careful to use the scientific method it is usually quite straightforward to locate bugs, although fixing them is another matter. Ideally, though, we want to avoid as many bugs as possible in the first place. And apart from thinking deeply about our design and writing our code with care, one of the best ways to prevent bugs is to use <text:span text:style-name="T1">tdd</text:span>, a topic we will introduce in the next section.</text:p>
      <text:h text:style-name="P4" text:outline-level="2"><draw:frame draw:style-name="fr2" draw:name="f09-02-h2" text:anchor-type="paragraph" svg:y="-0.25cm" svg:width="1.401cm" draw:z-index="29"><draw:text-box fo:min-height="0.741cm"><text:p text:style-name="P5">|||</text:p></draw:text-box></draw:frame><text:bookmark-start text:name="__RefHeading___Toc105827_3888671934 Copy 1 Copy 1 Copy 1 Copy 1 Copy 1"/>Unit Testing<text:bookmark-end text:name="__RefHeading___Toc105827_3888671934 Copy 1 Copy 1 Copy 1 Copy 1 Copy 1"/></text:h>
      <text:p text:style-name="P3">Writing tests for our programs—if done well—can help reduce the incidence of bugs and can increase our confidence that our programs behave as expected. But in general, testing cannot guarantee correctness, since for most non-trivial programs the range of possible inputs and the range of possible computations is so vast that only the tiniest fraction of them could ever be realistically tested. Nonetheless, by carefully choosing what we test we can improve the quality of our code.</text:p>
      <text:p text:style-name="P3">A variety of different kinds of testing can be done, such as usability testing, functional testing, and integration testing. But here we will concern ourselves purely with unit testing—testing individual functions, classes, and methods, to ensure that they behave according to our expectations.</text:p>
      <text:p text:style-name="P23">A key point of <text:span text:style-name="T1">tdd</text:span>, is that when we want to add a feature—for example, a new method to a class—we first write a test for it. And of course this test will fail since we haven’t written the method. Now we write the method, and once it passes the test we can then rerun all the tests to make sure our addition hasn’t had any unexpected side effects. Once all the tests run (including the one we added for the new feature), we can check in our code, reasonably <text:soft-page-break/>confident that it does what we expect—providing of course that our test was adequate.</text:p>
      <text:p text:style-name="P3">For example, if we want to write a function that inserts a string at a particular index position, we might start out using <text:span text:style-name="T1">tdd</text:span> like this:</text:p>
      <text:p text:style-name="P14">def insert_at(string, position, insert):</text:p>
      <text:p text:style-name="P14"/>
      <text:p text:style-name="P14"><text:tab/>"""Returns a copy of string with insert inserted at the position</text:p>
      <text:p text:style-name="P14"><text:tab/>&gt;&gt;&gt; string = "ABCDE"</text:p>
      <text:p text:style-name="P14"><text:tab/>&gt;&gt;&gt; result = []</text:p>
      <text:p text:style-name="P14"><text:tab/>&gt;&gt;&gt; for i in range(-2, len(string) + 2):</text:p>
      <text:p text:style-name="P14"><text:tab/>…<text:tab/>result.append(insert_at(string, i, "-"))</text:p>
      <text:p text:style-name="P14"><text:tab/>&gt;&gt;&gt; result[:5]</text:p>
      <text:p text:style-name="P14">['ABC-DE', 'ABCD-E', '-ABCDE', 'A-BCDE', 'AB-CDE']</text:p>
      <text:p text:style-name="P14"><text:tab/>&gt;&gt;&gt; result[5:]</text:p>
      <text:p text:style-name="P14">['ABC-DE', 'ABCD-E', 'ABCDE-', 'ABCDE-']</text:p>
      <text:p text:style-name="P14"><text:tab/>"""</text:p>
      <text:p text:style-name="P14"><text:tab/>return string</text:p>
      <text:p text:style-name="P3">For functions or methods that don’t return anything (they actually return <text:span text:style-name="Console">None</text:span>), we normally give them a suite consisting of <text:span text:style-name="Console">pass</text:span>, and for those whose return value is used we either return a constant (say, <text:span text:style-name="Console">0</text:span>) or one of the arguments, unchanged—which is what we have done here. (In more complex situations it may be more useful to return fake objects—third-party modules that provide “<text:span text:style-name="T2">mock</text:span>” objects are available for such cases).</text:p>
      <text:p text:style-name="P3">When the <text:span text:style-name="T2">doctest</text:span> is run it will fail, listing each of the strings (<text:span text:style-name="Console">'ABCD-EF'</text:span>, <text:span text:style-name="Console">'ABCDE-F'</text:span>, etc.) that it expected, and the strings it actually got (all of which are <text:span text:style-name="Console">'ABCDEF'</text:span>). Once we are satisfied that the <text:span text:style-name="T2">doctest</text:span> is sufficient and correct, we can write the body of the function, which in this case is simply <text:span text:style-name="Inline_20_Code">return string[:position] + insert + string[position:]</text:span>. (And if we wrote <text:span text:style-name="Inline_20_Code">return string[:position] + insert</text:span>, and then copied and pasted <text:span text:style-name="Inline_20_Code">string[:position]</text:span> at the end to save ourselves some typing, the <text:span text:style-name="T2">doctest</text:span> will immediately reveal the error).</text:p>
      <text:p text:style-name="P3">Python’s standard library provides two unit testing modules, <text:span text:style-name="Console"><text:span text:style-name="T14">doctest</text:span></text:span>, which we have already briefly seen here and earlier (in Chapter 5 <text:span text:style-name="T15">[</text:span>202 ➤<text:span text:style-name="T15">]</text:span>, and Chapter 6 <text:span text:style-name="T15">[</text:span>247 ➤<text:span text:style-name="T15">]</text:span>), and <text:span text:style-name="Console">unittest</text:span>. In addition, there are third-party testing tools for Python. Two of the most notable are <text:a xlink:type="simple" xlink:href="https://code.google.com/archive/p/python-nose/" text:style-name="Internet_20_link" text:visited-style-name="Visited_20_Internet_20_Link">nose</text:a>, which aims to be more comprehensive and useful than the standard <text:span text:style-name="Console">unittest</text:span> module, while still being compatible with it, and <text:span text:style-name="Filename">py.test</text:span> (<text:a xlink:type="simple" xlink:href="https://codespeak.net/py/dist/test/test.html" text:style-name="Internet_20_link" text:visited-style-name="Visited_20_Internet_20_Link"><text:span text:style-name="T15">codespeak.net (404 Not Found)</text:span></text:a>)—this takes a somewhat different approach to <text:span text:style-name="Console"><text:span text:style-name="T14">unittest</text:span></text:span>, and tries as much as possible to eliminate boilerplate test code. Both of these third-party tools support test discovery, so there is no need to write an overarching test program—since they will search for tests themselves. This makes it easy to test an entire tree of code or just a part of the tree (e.g., just those modules that have been worked on). For those serious about testing it is worth investigating both of these third-party modules (and any others that appeal), before deciding which testing tools to use.</text:p>
      <text:p text:style-name="P24"><text:soft-page-break/>Creating <text:span text:style-name="T2">doctests</text:span> is straightforward: We write the tests in the module, function, class, and methods’ docstrings, and for modules, we simply add three lines at the end of the module <text:span text:style-name="T15">(next page)</text:span>:</text:p>
      <text:p text:style-name="P8">if __name__ == "__main__":</text:p>
      <text:p text:style-name="P8"><text:tab/>import doctest</text:p>
      <text:p text:style-name="P8"><text:tab/>doctest.testmod()</text:p>
      <text:p text:style-name="P3">If we want to use doctests inside programs, that is also possible. For example, the <text:span text:style-name="Filename">blocks.py</text:span> program whose modules are covered later (in Chapter 14 [123 ➤]) has <text:span text:style-name="T2">doctests</text:span> for its functions, but it ends with this code:</text:p>
      <text:p text:style-name="P8">if __name__ == "__main__":</text:p>
      <text:p text:style-name="P8"><text:tab/>main()</text:p>
      <text:p text:style-name="P3">This simply calls the program’s <text:span text:style-name="Console">main()</text:span> function, and does not execute the program’s <text:span text:style-name="T2">doctests</text:span>. To exercise the program’s <text:span text:style-name="T2">doctests</text:span> there are two approaches we can take. One is to import the <text:span text:style-name="Console">doctest</text:span> module and then run the program—for example, at the console, <text:span text:style-name="Inline_20_Code">python3 -m doctest blocks</text:span><text:span text:style-name="Inline_20_Code"><text:span text:style-name="T2">.</text:span></text:span><text:span text:style-name="Inline_20_Code"><text:span text:style-name="T14">py</text:span></text:span> (on Windows, replacing python3 with something like <text:span text:style-name="Inline_20_Code">C:\</text:span><text:span text:style-name="Inline_20_Code"><text:span text:style-name="T15">⁠</text:span></text:span><text:span text:style-name="Inline_20_Code">Python31\</text:span><text:span text:style-name="Inline_20_Code"><text:span text:style-name="T15">⁠</text:span></text:span><text:span text:style-name="Inline_20_Code">python.exe</text:span>). If all the tests run fine there is no output, so we might prefer to execute <text:span text:style-name="Inline_20_Code">python3 -m doctest blocks</text:span><text:span text:style-name="Inline_20_Code"><text:span text:style-name="T2">.py</text:span></text:span><text:span text:style-name="Inline_20_Code"> -v</text:span> instead, since this will list every <text:span text:style-name="T2">doctest</text:span> that is executed, and provide a summary of results at the end.</text:p>
      <text:p text:style-name="P3">Another way to execute <text:span text:style-name="T2">doctests</text:span> is to create a separate test program using the <text:span text:style-name="Console">unittest</text:span> module. The <text:span text:style-name="Console">unittest</text:span> module is conceptually modelled on Java’s <text:span text:style-name="T2">JUnit</text:span> unit testing library and is used to create test suites that contain test cases. The <text:span text:style-name="Console">unittest</text:span> module can create test cases based on <text:span text:style-name="T2">doctests</text:span>, without having to know anything about what the program or module contains, apart from the fact that it has <text:span text:style-name="T2">doctests</text:span>. So to make a test suite for the <text:span text:style-name="Filename">blocks.py </text:span>program, we can create the following simple program (which we have called <text:span text:style-name="Filename">test_blocks.py</text:span>):</text:p>
      <text:p text:style-name="P8">import doctest</text:p>
      <text:p text:style-name="P8">import unittest</text:p>
      <text:p text:style-name="P8">import blocks</text:p>
      <text:p text:style-name="P8">suite = unittest.TestSuite()</text:p>
      <text:p text:style-name="P8">suite.addTest(doctest.DocTestSuite(blocks))</text:p>
      <text:p text:style-name="P8">runner = unittest.TextTestRunner()</text:p>
      <text:p text:style-name="P8">print(runner.run(suite))</text:p>
      <text:p text:style-name="P23">Note that there is an implicit restriction on the names of our programs if we take this approach: They must have names that are valid module names, so a program called <text:span text:style-name="Filename">convert-incidents.py</text:span> cannot have a test like this written for it because <text:span text:style-name="Inline_20_Code">import convert-incidents</text:span> is not valid since hyphens are not legal in Python identifiers. (It is possible to get around this, but the easiest solution <text:soft-page-break/>is to use program filenames that are also valid module names, for example, replacing hyphens with underscores).</text:p>
      <text:p text:style-name="P3">The structure shown here—create a test suite, add one or more test cases or test suites, run the overarching test suite, and output the results—is typical of <text:span text:style-name="Console">unittest</text:span>-based tests. When run, this particular example produces the following output:</text:p>
      <text:p text:style-name="P14">...</text:p>
      <text:p text:style-name="P14">---------------------------------------------------------------------</text:p>
      <text:p text:style-name="P14">Ran 3 tests in 0.244s</text:p>
      <text:p text:style-name="P14">OK</text:p>
      <text:p text:style-name="P14">&lt;unittest._TextTestResult run=3 errors=0 failures=0&gt;</text:p>
      <text:p text:style-name="P3">Each time a test case is executed a period is output (hence the three periods at the beginning of the output), then a line of hyphens, and then the test summary. (Naturally, there is a lot more output if any tests fail.)</text:p>
      <text:p text:style-name="P3">If we are making the effort to have separate tests (typically one for each program and module we want to test), then rather than using doctests we might prefer to directly use the <text:span text:style-name="Console">unittest</text:span> module’s features—especially if we are used to the <text:span text:style-name="T2">JUnit</text:span> approach to testing. The <text:span text:style-name="Console">unittest</text:span> module keeps our tests separate from our code—this is particularly useful for larger projects where test writers and developers are not necessarily the same people. Also, <text:span text:style-name="Console">unittest</text:span> unit tests are written as stand-alone Python modules, so they are not limited by what we can comfortably and sensibly write inside a <text:span text:style-name="T2">docstring</text:span>.</text:p>
      <text:p text:style-name="P3">The <text:span text:style-name="Console">unittest</text:span> module defines four key concepts. A test fixture is the term used to describe the code necessary to set up a test (and to tear it down, that is, clean up, afterwards). Typical examples are creating an input file for the test to use and at the end deleting the input file and the resultant output file. A test suite is a collection of test cases and a test case is the basic unit of testing—test suites are collections of test cases or of other test suites—we’ll see practical examples of these shortly. A test runner is an object that executes one or more test suites.</text:p>
      <text:p text:style-name="P3">Typically, a test suite is made by creating a <text:span text:style-name="T16">sub-class</text:span> of <text:span text:style-name="Console">unittest.TestCase</text:span>, where each method that has a name beginning with “test” is a test case. If we need any setup to be done, we can do it in a method called <text:span text:style-name="Console">setUp()</text:span>; similarly, for any clean-up we can implement a method called <text:span text:style-name="Console">tearDown()</text:span>. Within the tests there are a number of <text:span text:style-name="Console">unittest.TestCase</text:span> methods that we can make use of, including <text:span text:style-name="Console">assertTrue()</text:span>, <text:span text:style-name="Console">assertEqual()</text:span>, <text:span text:style-name="Console">assertAlmostEqual()</text:span> (useful for testing floating-point numbers), <text:span text:style-name="Console">assertRaises()</text:span>, and many more, including many inverses such as <text:span text:style-name="Console">assertFalse()</text:span>, <text:span text:style-name="Console">assertNotEqual()</text:span>, <text:span text:style-name="Console">failIfEqual()</text:span>, <text:span text:style-name="Console">failUnlessEqual()</text:span>, and so on.</text:p>
      <text:p text:style-name="P3"><draw:frame text:anchor-type="paragraph" draw:z-index="20" draw:name="p424 jump" draw:style-name="gr7" draw:text-style-name="P10" svg:width="1.571cm" svg:height="2.34cm" svg:x="-1.67cm" svg:y="0cm"><draw:text-box draw:corner-radius="0.199cm"><text:p text:style-name="P9"><text:span text:style-name="T8">Atom­­­­­­­­­­­­­­­ic­­­</text:span><text:span text:style-name="T17">.py</text:span><text:span text:style-name="T8"> exercise</text:span></text:p><text:p><text:span text:style-name="T9"><text:a xlink:href="#Atomic.py" xlink:type="simple">409 ⮜</text:a></text:span></text:p></draw:text-box></draw:frame>The <text:span text:style-name="Console">unittest</text:span> module is well documented and has a lot of functionality, but here we will just give a flavour of its use by reviewing a very simple test suite. The example we will use is the solution to one of the exercises given at the end of Chapter 8 [123 ➤]. The exercise was to create an <text:span text:style-name="Console">Atomic</text:span> module which <text:soft-page-break/>could be used as a context manager to ensure that either all of a set of changes is applied to a list, set, or dictionary—or none of them are. The <text:span text:style-name="Filename">Atomic.py</text:span> module provided as an example solution uses 30 lines of code to implement the <text:span text:style-name="Console">Atomic</text:span> class, and has about 100 lines of module <text:span text:style-name="T2">doctests</text:span>. We will create the <text:span text:style-name="Filename">test_Atomic.py </text:span>module to replace the <text:span text:style-name="T2">doctests</text:span> with <text:span text:style-name="Console">unittest</text:span> tests so that we can then delete the <text:span text:style-name="T2">doctests</text:span> and leave <text:span text:style-name="Filename">Atomic.py</text:span> free of any code except that needed to provide its functionality.</text:p>
      <text:p text:style-name="P3">Before diving into writing the test module, we need to think about what tests are needed. We will need to test three different kinds of data type: lists, sets, and dictionaries. For lists we need to test appending and inserting an item, deleting an item, and changing an item’s value. For sets we must test adding and discarding an item. And for dictionaries we must test inserting an item, changing an item’s value, and deleting an item. Also, we must test that in the case of failure, none of the changes are applied.</text:p>
      <text:p text:style-name="P3">Structurally, testing the different data types is essentially the same, so we will only write the test cases for testing lists and leave the others as an exercise. The <text:span text:style-name="Filename">test_Atomic.py</text:span> module must import both the <text:span text:style-name="Console">unittest</text:span> module and the <text:span text:style-name="Console">Atomic</text:span> module that it is designed to test.</text:p>
      <text:p text:style-name="P3">When creating <text:span text:style-name="Console">unittest</text:span> files, we usually create modules rather than programs, and inside each module we define one or more <text:span text:style-name="Console">unittest.TestCase</text:span> subclasses. In the case of the <text:span text:style-name="Filename">test_Atomic.py</text:span> module, it defines a single <text:span text:style-name="Console">unittest.TestCase</text:span> <text:span text:style-name="T16">sub-class</text:span>, <text:span text:style-name="Console">TestAtomic</text:span> (which we will review shortly), and ends with the following two lines:</text:p>
      <text:p text:style-name="P8">if __name__ == "__main__":</text:p>
      <text:p text:style-name="P8"><text:tab/>unittest.main()</text:p>
      <text:p text:style-name="P3">Thanks to these lines, the module can be run stand-alone. And of course, it could also be imported and run from another test program—something that makes sense if this is just one test suite among many.</text:p>
      <text:p text:style-name="P3">If we want to run the <text:span text:style-name="Filename">test_Atomic.py</text:span> module from another test program we can write a program that is similar to the one we used to execute <text:span text:style-name="T2">doctests</text:span> using the <text:span text:style-name="Console">unittest</text:span> module. For example:</text:p>
      <text:p text:style-name="P8">import unittest</text:p>
      <text:p text:style-name="P8">import test_Atomic</text:p>
      <text:p text:style-name="P8">suite = unittest.TestLoader().loadTestsFromTestCase(</text:p>
      <text:p text:style-name="P8"><text:s text:c="37"/>test_Atomic.TestAtomic)</text:p>
      <text:p text:style-name="P8">runner = unittest.TextTestRunner()</text:p>
      <text:p text:style-name="P8">print(runner.run(suite))</text:p>
      <text:p text:style-name="P23">Here, we have created a single suite by telling the <text:span text:style-name="Console">unittest</text:span> module to read the <text:span text:style-name="Console">test_Atomic</text:span> module and to use each of its <text:span text:style-name="Console">test*()</text:span> methods <text:soft-page-break/>(<text:span text:style-name="Console">test_list_success()</text:span> and <text:span text:style-name="Console">test_list_fail()</text:span> in this example, as we will see in a moment), as test cases.</text:p>
      <text:p text:style-name="P3">We will now review the implementation of the <text:span text:style-name="Console">TestAtomic</text:span> class. Unusually for subclasses generally, although not for <text:span text:style-name="Console">unittest.TestCase</text:span> subclasses, there is no need to implement the <text:span text:style-name="T16">initialiser</text:span>. In this case we will need a <text:span text:style-name="Console">setup</text:span> method, but not a <text:span text:style-name="Console">teardown</text:span> method. And we will implement two test cases.</text:p>
      <text:p text:style-name="P8">def setUp(self):</text:p>
      <text:p text:style-name="P8"><text:tab/>self.original_list = list(range(10))</text:p>
      <text:p text:style-name="P3">We have used the <text:span text:style-name="Console">unittest.TestCase.setUp()</text:span> method to create a single piece of test data.</text:p>
      <text:p text:style-name="P8">def test_list_succeed(self):</text:p>
      <text:p text:style-name="P8"><text:tab/>items = self.original_list[:]</text:p>
      <text:p text:style-name="P8"><text:tab/>with Atomic.Atomic(items) as atomic:</text:p>
      <text:p text:style-name="P8"><text:tab/><text:tab/>atomic.append(1999)</text:p>
      <text:p text:style-name="P8"><text:tab/><text:tab/>atomic.insert(2, -915)</text:p>
      <text:p text:style-name="P8"><text:tab/><text:tab/>del atomic[5]</text:p>
      <text:p text:style-name="P8"><text:tab/><text:tab/>atomic[4] = -782</text:p>
      <text:p text:style-name="P8"><text:tab/><text:tab/>atomic.insert(0, -9)</text:p>
      <text:p text:style-name="P8">self.assertEqual(items,</text:p>
      <text:p text:style-name="P8">[-9, 0, 1, -915, 2, -782, 5, 6, 7, 8, 9, 1999])</text:p>
      <text:p text:style-name="P3">This test case is used to test that all of a set of changes to a list are correctly applied. The test performs an append, an insertion in the middle, an insertion at the beginning, a deletion, and a change of a value. While by no means comprehensive, the test does at least cover the basics.</text:p>
      <text:p text:style-name="P3">The test should not raise an exception, but if it does the <text:span text:style-name="Console">unittest.TestCase</text:span> base class will handle it by turning it into an appropriate error message. At the end we expect the items list to equal the literal list included in the test rather than the original list. The <text:span text:style-name="Console">unittest.TestCase.assertEqual()</text:span> method can compare any two Python objects, but its generality means that it cannot give particularly informative error messages.</text:p>
      <text:p text:style-name="P3"><draw:frame text:anchor-type="paragraph" draw:z-index="21" draw:name="p426 info" draw:style-name="gr8" draw:text-style-name="P13" svg:width="1.571cm" svg:height="4.529cm" svg:x="-1.67cm" svg:y="0cm"><draw:text-box draw:corner-radius="0.199cm"><text:p text:style-name="P12"><text:span text:style-name="T10">3.1</text:span></text:p></draw:text-box></draw:frame>From Python 3.1, the <text:span text:style-name="Console">unittest.TestCase</text:span> class has many more methods, including many data-type-specific assertion methods. Here is how we could write the assertion using Python 3.1:</text:p>
      <text:p text:style-name="P8">self.assertListEqual(items,</text:p>
      <text:p text:style-name="P8"><text:s text:c="13"/>[-9, 0, 1, -915, 2, -782, 5, 6, 7, 8, 9, 1999])</text:p>
      <text:p text:style-name="P3">If the lists are not equal, since the data types are known, the <text:span text:style-name="Console">unittest</text:span> module is able to give more precise error information, including where the lists differ.</text:p>
      <text:p text:style-name="P8">def test_list_fail(self):</text:p>
      <text:p text:style-name="P8"><text:tab/>def process():</text:p>
      <text:p text:style-name="P8"><text:tab/><text:tab/>nonlocal items</text:p>
      <text:p text:style-name="P8"><text:soft-page-break/><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
      <text:p text:style-name="P8"><text:tab/>items = self.original_list[:]</text:p>
      <text:p text:style-name="P8"><text:tab/>self.assertRaises(AttributeError, process)</text:p>
      <text:p text:style-name="P8"><text:tab/>self.assertEqual(items, self.original_list)</text:p>
      <text:p text:style-name="P3">To test the failure case, that is, where an exception is raised while doing atomic processing, we must test that the list has not been changed and also that an appropriate exception has been raised. To check for an exception we use the <text:span text:style-name="Console">unittest.TestCase.assertRaises()</text:span> method, and in the case of Python 3.0, we pass it the exception we expect to get and a callable object that should raise the exception. This forces us to encapsulate the code we want to test, which is why we had to create the <text:span text:style-name="Console">process()</text:span> inner function shown here.</text:p>
      <text:p text:style-name="P3"><draw:frame text:anchor-type="paragraph" draw:z-index="22" draw:name="p427 info" draw:style-name="gr9" draw:text-style-name="P13" svg:width="1.571cm" svg:height="9.094cm" svg:x="17cm" svg:y="0cm"><draw:text-box draw:corner-radius="0.199cm"><text:p text:style-name="P12"><text:span text:style-name="T10">3.1</text:span></text:p></draw:text-box></draw:frame>In Python 3.1 the <text:span text:style-name="Console">unittest.TestCase.assertRaises()</text:span> method can be used as a context manager, so we are able to write our test in a much more natural way:</text:p>
      <text:p text:style-name="P8">def test_list_fail(self):</text:p>
      <text:p text:style-name="P8"><text:tab/>items = self.original_list[:]</text:p>
      <text:p text:style-name="P8"><text:tab/><text:tab/>with self.assertRaises(AttributeError):</text:p>
      <text:p text:style-name="P8"><text:tab/><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text:tab/>self.assertListEqual(items, self.original_list)</text:p>
      <text:p text:style-name="P3">Here we have written the test code directly in the test method without the need for an inner function, instead using <text:span text:style-name="Console">unittest.TestCase.assertRaised()</text:span> as a context manager that expects the code to raise an <text:span text:style-name="T2">AttributeError</text:span>. We have also used Python 3.1’s <text:span text:style-name="Console">unittest.TestCase.assertListEqual()</text:span> method at the end.</text:p>
      <text:p text:style-name="P3">As we have seen, Python’s test modules are easy to use and are extremely useful, especially if we use <text:span text:style-name="T1">tdd</text:span>. They also have a lot more functionality and features than have been shown here—for example, the ability to skip tests which is useful to account for platform differences—and they are also well documented. One feature that is missing—and which <text:span text:style-name="Console">nose</text:span> and <text:span text:style-name="Console">py.test</text:span> provide—is test discovery, although this feature is expected to appear in a later Python version (perhaps as early as Python 3.2).</text:p>
      <text:h text:style-name="P4" text:outline-level="2"><draw:frame draw:style-name="fr2" draw:name="f09-03-h2" text:anchor-type="paragraph" svg:y="-0.25cm" svg:width="1.401cm" draw:z-index="30"><draw:text-box fo:min-height="0.741cm"><text:p text:style-name="P5">|||</text:p></draw:text-box></draw:frame><text:bookmark-start text:name="__RefHeading___Toc105827_3888671934 Copy 1 Copy 1 Copy 1 Copy 1 Copy 1 Copy 1"/><text:soft-page-break/>Profiling<text:bookmark-end text:name="__RefHeading___Toc105827_3888671934 Copy 1 Copy 1 Copy 1 Copy 1 Copy 1 Copy 1"/></text:h>
      <text:p text:style-name="P3">If a program runs very slowly or consumes far more memory than we expect, the problem is most often due to our choice of algorithms or data structures, or due to our doing an inefficient implementation. Whatever the reason for the problem, it is best to find out precisely where the problem lies rather than just inspecting our code and trying to optimize it. Randomly optimizing can cause us to introduce bugs or to speed up parts of our program that actually have no effect on the program’s overall performance because the improvements are not in places where the interpreter spends most of its time.</text:p>
      <text:p text:style-name="P3">Before going further into profiling, it is worth noting a few Python programming habits that are easy to learn and apply, and that are good for performance. None of the techniques is Python-version-specific, and all of them are perfectly sound Python programming style. first, prefer <text:span text:style-name="T2">tuples</text:span> to <text:span text:style-name="T2">lists </text:span>when a read–only sequence is needed. Second, use generators rather than creating large tuples or lists to iterate over. Third, use Python’s built-in data structures—<text:span text:style-name="Console">dicts</text:span>, <text:span text:style-name="Console">lists</text:span>, and <text:span text:style-name="Console">tuples</text:span>—rather than custom data structures implemented in Python, since the built-in ones are all very highly optimized.</text:p>
      <text:p text:style-name="P3">Fourth, when creating large strings out of lots of small strings, instead of concatenating the small strings, accumulate them all in a list, and join the list of strings into a single string at the end. Fifth and finally, if an object (including a function or method) is accessed a large number of times using attribute access (e.g., when accessing a function in a module), or from a data structure, it may be better to create and use a local variable that refers to the object to provide faster access.</text:p>
      <text:p text:style-name="P3">Python’s standard library provides two modules that are particularly useful when we want to investigate the performance of our code. One of these is the <text:span text:style-name="Console">timeit</text:span> module—this is useful for timing small pieces of Python code, and can be used, for example, to compare the performance of two or more implementations of a particular function or method. The other is the <text:span text:style-name="Console">cProfile</text:span> module which can be used to profile a program’s performance—it provides a detailed breakdown of call counts and times and so can be used to find performance bottlenecks<text:note text:id="ftn2" text:note-class="footnote"><text:note-citation>2</text:note-citation><text:note-body><text:p text:style-name="Footnote">The cProfile module is usually available for <text:span text:style-name="Console">CPython</text:span> interpreters, but is not always available for others. All Python libraries should have the pure Python <text:span text:style-name="Console">profile</text:span> module which provides the same <text:span text:style-name="T1">api</text:span> as the <text:span text:style-name="Console">cProfile</text:span> module, and does the same job, only more slowly.</text:p></text:note-body></text:note>.</text:p>
      <text:p text:style-name="P3">To give a flavour of the <text:span text:style-name="Console">timeit</text:span> module, we will look at a small example. Suppose we have three functions, <text:span text:style-name="Console">function_a()</text:span>, <text:span text:style-name="Console">function_b()</text:span>, and <text:span text:style-name="Console">function_c()</text:span>, all of which perform the same computation, but each using a different algorithm. If we put all these functions into a module (or import them), we can run them using the <text:span text:style-name="Console">timeit</text:span> module to see how they compare. Here is the code that we would use at the end of the module:</text:p>
      <text:p text:style-name="P11"><text:soft-page-break/>if __name__ == "__main__":</text:p>
      <text:p text:style-name="P11"><text:tab/>repeats = 1000</text:p>
      <text:p text:style-name="P11"><text:tab/>for function in ("function_a", "function_b", "function_c"):</text:p>
      <text:p text:style-name="P11"><text:tab/><text:tab/>t = timeit.Timer("{0}(X, Y)".format(function),</text:p>
      <text:p text:style-name="P11"><text:tab/><text:tab/> <text:s text:c="4"/>"from __main__ import {0}, X, Y".format(function))</text:p>
      <text:p text:style-name="P11"><text:tab/><text:tab/>sec = t.timeit(repeats) / repeats</text:p>
      <text:p text:style-name="P11"><text:tab/><text:tab/>print("{function}() {sec:.6f} sec".format(**locals()))</text:p>
      <text:p text:style-name="P3">The first argument given to the <text:span text:style-name="Console">timeit.Timer()</text:span> constructor is the code we want to execute and time, in the form of a string. Here, the first time around the loop, the string is "<text:span text:style-name="Inline_20_Code">function_a(X, Y)</text:span>". The second argument is optional; again it is a string to be executed, this time before the code to be timed so as to provide some setup. Here we have imported from the <text:span text:style-name="Console">__main__</text:span> (i.e., <text:span text:style-name="Console">this</text:span>) module the function we want to test, plus two variables that are passed as input data (<text:span text:style-name="Console">X</text:span> and <text:span text:style-name="Console">Y</text:span>), and that are available as global variables in the module. We could just as easily have imported the function and data from a different module.</text:p>
      <text:p text:style-name="P3">When the <text:span text:style-name="Console">timeit.Timer</text:span> object’s <text:span text:style-name="Console">timeit()</text:span> method is called, it will first execute the constructor’s second argument—if there was one—to set things up, and then it will execute the constructor’s first argument—and time how long the execution takes. The <text:span text:style-name="Console">timeit.Timer.timeit()</text:span> method’s return value is the time taken in seconds, as a float. By default, the <text:span text:style-name="Console">timeit()</text:span> method repeats 1 million times and returns the total seconds for all these executions, but in this particular case we needed only 1,000 repeats to give us useful results, so we specified the repeat count explicitly. After timing each function we divide the total by the number of repeats to get its mean (average) execution time and print the function’s name and execution time on the console.</text:p>
      <text:p text:style-name="P8">function_a() 0.001618 sec</text:p>
      <text:p text:style-name="P8">function_b() 0.012786 sec</text:p>
      <text:p text:style-name="P8">function_c() 0.003248 sec</text:p>
      <text:p text:style-name="P3">In this example, <text:span text:style-name="Console">function_a()</text:span> is clearly the fastest—at least with the input data that was used. In some situations—for example, where performance can vary considerably depending on the input data—we might have to test each function with multiple sets of input data to cover a representative set of cases and then compare the total or average execution times.</text:p>
      <text:p text:style-name="P3">It isn’t always convenient to instrument our code to get timings, and so the timeit module provides a way of timing code from the command line. For example, to time <text:span text:style-name="Console">function_a()</text:span> from the <text:span text:style-name="Filename">MyModule.py</text:span> module, we would enter the following in the console: <text:span text:style-name="Inline_20_Code">python3 -</text:span><text:span text:style-name="Inline_20_Code"><text:span text:style-name="T18">⁠</text:span></text:span><text:span text:style-name="Inline_20_Code">m timeit ⁠ 000 ⁠ from yModule mport function_a, X, Y" "function_a(X, Y)"</text:span>. (As usual, for Windows, we must replace python3 with something like <text:span text:style-name="Inline_20_Code">C:\Python31\python.exe</text:span>.) The -m option is for the Python interpreter and tells it to load the specified module (in this case <text:span text:style-name="Console">timeit</text:span>) and the other options are handled by the <text:span text:style-name="Console">timeit</text:span> module. The -n option specifies the repetition count, the -s option specifies the setup, and the last argument is <text:soft-page-break/>the code to execute and time. After the command has finished it prints its results on the console, for example:</text:p>
      <text:p text:style-name="P8">1000 loops, best of 3: 1.41 msec per loop</text:p>
      <text:p text:style-name="P3">We can easily then repeat the timing for the other two functions so that we can compare them all.</text:p>
      <text:p text:style-name="P3">The <text:span text:style-name="Console">cProfile</text:span> module (or the <text:span text:style-name="Console">profile</text:span> module—we will refer to them both as the <text:span text:style-name="Console">cProfile</text:span> module) can also be used to compare the performance of functions and methods. And unlike the <text:span text:style-name="Console">timeit</text:span> module that just provides raw timings, the cProfile module shows precisely what is being called and how long each call takes. Here’s the code we would use to compare the same three functions as before:</text:p>
      <text:p text:style-name="P11">if __name__ == "__main__":</text:p>
      <text:p text:style-name="P11"><text:tab/>for function in ("function_a", "function_b", "function_c"):</text:p>
      <text:p text:style-name="P11"><text:tab/>cProfile.run("for i in range(1000): {0}(X, Y)"</text:p>
      <text:p text:style-name="P11"><text:tab/> <text:s text:c="42"/>.format(function))</text:p>
      <text:p text:style-name="P3">We must put the number of repeats inside the code we pass to the <text:span text:style-name="Console">cProfile.run()</text:span> function, but we don’t need to do any setup since the module function uses introspection to find the functions and variables we want to use.</text:p>
      <text:p text:style-name="P3">There is no explicit <text:span text:style-name="Console">print()</text:span> statement since by default the <text:span text:style-name="Console">cProfile.run()</text:span> function prints its output on the console. Here are the results for all the functions (with some irrelevant lines omitted and slightly reformatted to fit the page):</text:p>
      <text:p text:style-name="P14">1003 function calls in 1.661 CPU seconds</text:p>
      <text:p text:style-name="P14"><text:s/>ncalls tottime percall cumtime percall filename:lineno(function)</text:p>
      <text:p text:style-name="P14"><text:s text:c="6"/>1 <text:s text:c="2"/>0.003 <text:s text:c="2"/>0.003 <text:s text:c="2"/>1.661 <text:s text:c="2"/>1.661 &lt;string&gt;:1(&lt;module&gt;)</text:p>
      <text:p text:style-name="P14"><text:s text:c="3"/>1000 <text:s text:c="2"/>1.658 <text:s text:c="2"/>0.002 <text:s text:c="2"/>1.658 <text:s text:c="2"/>0.002 MyModule.py:21(function_a)</text:p>
      <text:p text:style-name="P14"><text:s text:c="6"/>1 <text:s text:c="2"/>0.000 <text:s text:c="2"/>0.000 <text:s text:c="2"/>1.661 <text:s text:c="2"/>1.661 {built-in method exec}</text:p>
      <text:p text:style-name="P14"/>
      <text:p text:style-name="P14">5132003 function calls in 22.700 CPU seconds</text:p>
      <text:p text:style-name="P14"><text:s/>ncalls tottime percall cumtime percall filename:lineno(function)</text:p>
      <text:p text:style-name="P14"><text:s text:c="6"/>1 <text:s text:c="2"/>0.487 <text:s text:c="2"/>0.487 <text:s/>22.700 <text:s/>22.700 &lt;string&gt;:1(&lt;module&gt;)</text:p>
      <text:p text:style-name="P14"><text:s text:c="3"/>1000 <text:s text:c="2"/>0.011 <text:s text:c="2"/>0.000 <text:s/>22.213 <text:s text:c="2"/>0.022 MyModule.py:28(function_b)</text:p>
      <text:p text:style-name="P14">5128000 <text:s text:c="2"/>7.048 <text:s text:c="2"/>0.000 <text:s text:c="2"/>7.048 <text:s text:c="2"/>0.000 MyModule.py:29(&lt;genexpr&gt;)</text:p>
      <text:p text:style-name="P14"><text:s text:c="3"/>1000 <text:s text:c="2"/>0.005 <text:s text:c="2"/>0.000 <text:s text:c="2"/>0.005 <text:s text:c="2"/>0.000 {built-in method bisect_left}</text:p>
      <text:p text:style-name="P14"><text:s text:c="6"/>1 <text:s text:c="2"/>0.000 <text:s text:c="2"/>0.000 <text:s/>22.700 <text:s/>22.700 {built-in method exec}</text:p>
      <text:p text:style-name="P14"><text:s text:c="3"/>1000 <text:s text:c="2"/>0.001 <text:s text:c="2"/>0.000 <text:s text:c="2"/>0.001 <text:s text:c="2"/>0.000 {built-in method len}</text:p>
      <text:p text:style-name="P14"><text:s text:c="3"/>1000 <text:s/>15.149 <text:s text:c="2"/>0.015 <text:s/>22.196 <text:s text:c="2"/>0.022 {built-in method sorted}</text:p>
      <text:p text:style-name="P14"/>
      <text:p text:style-name="P14">5129003 function calls in 12.987 CPU seconds</text:p>
      <text:p text:style-name="P14"><text:s/>ncalls tottime percall cumtime percall filename:lineno(function)</text:p>
      <text:p text:style-name="P14"><text:s text:c="6"/>1 <text:s text:c="2"/>0.205 <text:s text:c="2"/>0.205 <text:s/>12.987 <text:s/>12.987 &lt;string&gt;:1(&lt;module&gt;)</text:p>
      <text:p text:style-name="P14"><text:s text:c="3"/>1000 <text:s text:c="2"/>6.472 <text:s text:c="2"/>0.006 <text:s/>12.782 <text:s text:c="2"/>0.013 MyModule.py:36(function_c)</text:p>
      <text:p text:style-name="P14">5128000 <text:s text:c="2"/>6.311 <text:s text:c="2"/>0.000 <text:s text:c="2"/>6.311 <text:s text:c="2"/>0.000 MyModule.py:37(&lt;genexpr&gt;)</text:p>
      <text:p text:style-name="P14"><text:s text:c="6"/>1 <text:s text:c="2"/>0.000 <text:s text:c="2"/>0.000 <text:s/>12.987 <text:s/>12.987 {built-in method exec}</text:p>
      <text:p text:style-name="P3">The <text:span text:style-name="Console">ncalls</text:span> (“<text:span text:style-name="T2">number of calls</text:span>”) column lists the number of calls to the specified function (listed in the <text:span text:style-name="Inline_20_Code">filename:lineno(function)</text:span> column). Recall that we repeated the calls 1,000 times, so we must keep this in mind. The <text:span text:style-name="Console">tottime</text:span> (“<text:span text:style-name="T2">total time</text:span>”) column lists the total time spent in the function, but <text:soft-page-break/>excluding time spent inside functions called by the function. The first percall column lists the average time of each call to the function (<text:span text:style-name="Console">tottime // ncalls</text:span>). The <text:span text:style-name="Console">cumtime</text:span> (“<text:span text:style-name="T2">cumulative time</text:span>”) column lists the time spent in the function and includes the time spent inside functions called by the function. The second <text:span text:style-name="Console">percall</text:span> column lists the average time of each call to the function, including functions called by it.</text:p>
      <text:p text:style-name="P3">This output is far more enlightening than the <text:span text:style-name="Console">timeit</text:span> module’s raw timings. We can immediately see that both <text:span text:style-name="Console">function_b()</text:span> and <text:span text:style-name="Console">function_c()</text:span> use generators that are called more than 5,000 times, making them both at least ten times slower than <text:span text:style-name="Console">function_a()</text:span>. Furthermore, <text:span text:style-name="Console">function_b()</text:span> calls more functions generally, including a call to the built-in <text:span text:style-name="Console">sorted()</text:span> function, and this makes it almost twice as slow as <text:span text:style-name="Console">function_c()</text:span>. Of course, the <text:span text:style-name="Console">timeit()</text:span> module gave us sufficient information to see these differences in timing, but the <text:span text:style-name="Console">cProfile</text:span> module allows us to see the details of why the differences are there in the first place.</text:p>
      <text:p text:style-name="P3">Just as the <text:span text:style-name="Console">timeit</text:span> module allows us to time code without instrumenting it, so does the <text:span text:style-name="Console">cProfile</text:span> module. However, when using the <text:span text:style-name="Console">cProfile</text:span> module from the command line we cannot specify exactly what we want executed—it simply executes the given program or module and reports the timings of everything. The command line to use is <text:span text:style-name="Inline_20_Code">python3 -m cProfile programOrModule</text:span><text:span text:style-name="Inline_20_Code"><text:span text:style-name="T2">.</text:span></text:span><text:span text:style-name="Inline_20_Code">py</text:span>, and the output produced is in the same format as we saw earlier; here is an extract slightly reformatted and with most lines omitted:</text:p>
      <text:p text:style-name="P14">10272458 function calls (10272457 primitive calls) in 37.718 CPU secs</text:p>
      <text:p text:style-name="P14"><text:s text:c="2"/>ncalls <text:s/>tottime <text:s/>percall <text:s/>cumtime <text:s/>percall <text:s/>filename:lineno(function)</text:p>
      <text:p text:style-name="P14"><text:s text:c="7"/>1 <text:s text:c="3"/>0.000 <text:s text:c="3"/>0.000 <text:s text:c="2"/>37.718 <text:s text:c="2"/>37.718 <text:s/>&lt;string&gt;:1(&lt;module&gt;)</text:p>
      <text:p text:style-name="P14"><text:s text:c="7"/>1 <text:s text:c="3"/>0.719 <text:s text:c="3"/>0.719 <text:s text:c="2"/>37.717 <text:s text:c="2"/>37.717 <text:s/>&lt;string&gt;:12(&lt;module&gt;)</text:p>
      <text:p text:style-name="P14"><text:s text:c="4"/>1000 <text:s text:c="3"/>1.569 <text:s text:c="3"/>0.002 <text:s text:c="3"/>1.569 <text:s text:c="3"/>0.002 <text:s/>&lt;string&gt;:20(function_a)</text:p>
      <text:p text:style-name="P14"><text:s text:c="4"/>1000 <text:s text:c="3"/>0.011 <text:s text:c="3"/>0.000 <text:s text:c="2"/>22.560 <text:s text:c="3"/>0.023 <text:s/>&lt;string&gt;:27(function_b)</text:p>
      <text:p text:style-name="P14"><text:s/>5128000 <text:s text:c="3"/>7.078 <text:s text:c="3"/>0.000 <text:s text:c="3"/>7.078 <text:s text:c="3"/>0.000 <text:s/>&lt;string&gt;:28(&lt;genexpr&gt;)</text:p>
      <text:p text:style-name="P14"><text:s text:c="4"/>1000 <text:s text:c="3"/>6.510 <text:s text:c="3"/>0.007 <text:s text:c="2"/>12.825 <text:s text:c="3"/>0.013 <text:s/>&lt;string&gt;:35(function_c)</text:p>
      <text:p text:style-name="P14"><text:s/>5128000 <text:s text:c="3"/>6.316 <text:s text:c="3"/>0.000 <text:s text:c="3"/>6.316 <text:s text:c="3"/>0.000 <text:s/>&lt;string&gt;:36(&lt;genexpr&gt;)</text:p>
      <text:p text:style-name="P3">In <text:span text:style-name="Console">cProfile</text:span> terminology, a primitive call is a non-recursive function call. Using the <text:span text:style-name="Console">cProfile</text:span> module in this way can be useful for identifying areas that are worth investigating further. Here, for example, we can clearly see that <text:span text:style-name="Console">function_b()</text:span> takes a long time. But how do we drill down into the details? We could instrument the program by replacing calls to <text:span text:style-name="Console">function_b()</text:span> with <text:span text:style-name="Inline_20_Code">cProfile.run("function_b()")</text:span>. Or we could save the complete profile data and analy<text:span text:style-name="T18">s</text:span>e it using the <text:span text:style-name="Console">pstats</text:span> module. To save the profile we must modify our command line slightly: <text:span text:style-name="Inline_20_Code">python3 -</text:span><text:span text:style-name="Inline_20_Code"><text:span text:style-name="T18">⁠</text:span></text:span><text:span text:style-name="Inline_20_Code">m cProfile -</text:span><text:span text:style-name="Inline_20_Code"><text:span text:style-name="T18">⁠</text:span></text:span><text:span text:style-name="Inline_20_Code">o profileDataFile programOrModule</text:span><text:span text:style-name="Inline_20_Code"><text:span text:style-name="T2">.</text:span></text:span><text:span text:style-name="Inline_20_Code">py</text:span>. We can then analy<text:span text:style-name="T18">s</text:span>e the profile data, for example, by starting <text:span text:style-name="T13">idle</text:span>, importing the <text:span text:style-name="Console">pstats</text:span> module, and giving it the saved <text:span text:style-name="Filename">profileDataFile</text:span>, or by using <text:span text:style-name="Console">pstats</text:span> interactively at the console. Here’s a very short example console session that has been tidied up slightly to fit on the page, and with our input shown in bold <text:span text:style-name="T19">(next page)</text:span>:</text:p>
      <text:p text:style-name="P25"><text:soft-page-break/><text:span text:style-name="T20">$ </text:span><text:span text:style-name="T21">python3 -m cProfile -o profile.dat MyModule.py</text:span></text:p>
      <text:p text:style-name="P14">$ <text:span text:style-name="T12">python3 -m pstats</text:span></text:p>
      <text:p text:style-name="P14">Welcome to the profile statistics browser.</text:p>
      <text:p text:style-name="P14">% <text:span text:style-name="T12">read profile.dat</text:span></text:p>
      <text:p text:style-name="P14">profile.dat% <text:span text:style-name="T12">callers function_b</text:span></text:p>
      <text:p text:style-name="P14"><text:s text:c="3"/>Random listing order was used</text:p>
      <text:p text:style-name="P14"><text:s text:c="3"/>List reduced from 44 to 1 due to restriction &lt;'function_b'&gt;</text:p>
      <text:p text:style-name="P14">Function was called by…</text:p>
      <text:p text:style-name="P14"><text:s text:c="25"/>ncalls tottime cumtime</text:p>
      <text:p text:style-name="P14">&lt;string&gt;:27(function_b) &lt;- 1000 <text:s text:c="2"/>0.011 <text:s text:c="2"/>22.251 &lt;string&gt;:12(&lt;module&gt;)</text:p>
      <text:p text:style-name="P14"/>
      <text:p text:style-name="P14">profile.dat% <text:span text:style-name="T12">callees function_b</text:span></text:p>
      <text:p text:style-name="P14"><text:s text:c="3"/>Random listing order was used</text:p>
      <text:p text:style-name="P14"><text:s text:c="3"/>List reduced from 44 to 1 due to restriction &lt;'function_b'&gt;</text:p>
      <text:p text:style-name="P14">Function called…</text:p>
      <text:p text:style-name="P14"><text:s text:c="19"/>ncalls tottime cumtime</text:p>
      <text:p text:style-name="P14">&lt;string&gt;:27(function_b) -&gt;</text:p>
      <text:p text:style-name="P14"><text:s text:c="21"/>1000 <text:s text:c="2"/>0.005 <text:s text:c="2"/>0.005 built-in method bisect_left</text:p>
      <text:p text:style-name="P14"><text:s text:c="21"/>1000 <text:s text:c="2"/>0.001 <text:s text:c="2"/>0.001 built-in method len</text:p>
      <text:p text:style-name="P14"><text:s text:c="21"/>1000 <text:s/>15.297 <text:s/>22.234 built-in method sorted</text:p>
      <text:p text:style-name="P14">profile.dat% <text:span text:style-name="T12">quit</text:span></text:p>
      <text:p text:style-name="P3">Type <text:span text:style-name="Inline_20_Code">help</text:span> to get the list of commands, and <text:span text:style-name="Inline_20_Code">help</text:span> followed by a command name for more information on the command. For example, <text:span text:style-name="Inline_20_Code">help stats</text:span> will list what arguments can be given to the stats command. Other tools are available that can provide a graphical visualization of the profile data, for example, <text:a xlink:type="simple" xlink:href="http://www.vrplumber.com/programming/runsnakerun/" text:style-name="Internet_20_link" text:visited-style-name="Visited_20_Internet_20_Link">RunSnakeRun</text:a>, which depends on the <text:span text:style-name="T2">wxPython</text:span> <text:span text:style-name="T1">gui</text:span> library.</text:p>
      <text:p text:style-name="P3">Using the <text:span text:style-name="Console">timeit</text:span> and <text:span text:style-name="Console">cProfile</text:span> modules we can identify areas of our code that might be taking more time than expected, and using the <text:span text:style-name="Console">cProfile</text:span> module, we can find out exactly where the time is being taken.</text:p>
      <text:h text:style-name="P4" text:outline-level="2"><draw:frame draw:style-name="fr2" draw:name="f09-04-h2" text:anchor-type="paragraph" svg:y="-0.25cm" svg:width="1.401cm" draw:z-index="31"><draw:text-box fo:min-height="0.741cm"><text:p text:style-name="P5">|||</text:p></draw:text-box></draw:frame><text:bookmark-start text:name="__RefHeading___Toc105827_3888671934 Copy 1 Copy 1 Copy 1 Copy 1 Copy 1 Copy 1 Copy 1"/>Summary<text:bookmark-end text:name="__RefHeading___Toc105827_3888671934 Copy 1 Copy 1 Copy 1 Copy 1 Copy 1 Copy 1 Copy 1"/></text:h>
      <text:p text:style-name="P3">In general, Python’s reporting of syntax errors is very accurate, with the line and position in the line being correctly identified. The only cases where this doesn’t work well are when we forget a closing parenthesis, bracket, or brace, in which case the error is normally reported as being on the next non-blank line. Fortunately, syntax errors are almost always easy to see and to fix.</text:p>
      <text:p text:style-name="P3">If an unhandled exception is raised, Python will terminate and output a traceback. Such tracebacks can be intimidating for end-users, but provide useful information to us as programmers. Ideally, we should always handle every type of exception that we believe our program can raise, and where necessary present the problem to the user in the form of an error message, message box, or log message—but not as a raw traceback. However, we should avoid using the catch-all <text:span text:style-name="Console">except:</text:span> exception handler—if we want to handle all exceptions (e.g., at the top level), then we can use <text:span text:style-name="Inline_20_Code">except Exception as err</text:span>, and always report <text:span text:style-name="Console">err</text:span>, since silently handling exceptions can lead to programs failing in subtle and unnoticed ways (such as corrupting data) later on. And during development, it is probably best not to have a top-level exception handler at all and to simply have the program crash with a traceback.</text:p>
      <text:p text:style-name="P3"><text:soft-page-break/>Debugging need not be—and should not be—a hit and miss affair. By narrowing down the input necessary to reproduce the bug to the bare minimum, by carefully hypothesizing what the problem is, and then testing the hypothesis by experiment—using print() statements or a debugger—we can often locate the source of the bug quite quickly. And if our hypothesis has successfully led us to the bug, it is likely to also be helpful in devising a solution.</text:p>
      <text:p text:style-name="P3">For testing, both the <text:span text:style-name="Console">doctest</text:span> and the <text:span text:style-name="Console">unittest</text:span> modules have their own particular virtues. <text:span text:style-name="T2">Doctests</text:span> tend to be particularly convenient and useful for small libraries and modules since well-chosen tests can easily both illustrate and exercise boundary as well as common cases, and of course, writing <text:span text:style-name="T2">doctests</text:span> is convenient and easy. On the other hand, since <text:span text:style-name="T2">unit tests</text:span> are not constrained to be written inside <text:span text:style-name="T2">docstrings</text:span> and are written as separate stand-alone modules, they are usually a better choice when it comes to writing more complex and sophisticated tests, especially tests that require setup and tear-down (clean-up). For larger projects, using the <text:span text:style-name="Console">unittest</text:span> module (or a third-party unit testing module) keeps the tests and tested programs and modules separate and is generally more flexible and powerful than using <text:span text:style-name="T2">doctests</text:span>.</text:p>
      <text:p text:style-name="P3">If we hit performance problems, the cause is most often our own code, and in particular our choice of algorithms and data structures, or some inefficiency in our implementation. When faced with such problems, it is always wise to find out exactly where the performance bottleneck is, rather than to guess and end up spending time optimi<text:span text:style-name="T22">s</text:span>ing something that doesn’t actually improve performance. Python’s <text:span text:style-name="Console">timeit</text:span> module can be used to get raw timings of functions or arbitrary code snippets, and so is particularly useful for comparing alternative function implementations. And for in-depth analysis, the <text:span text:style-name="Console">cProfile</text:span> module provides both timing and call count information so that we can identify not only which functions take the most time, but also what functions they in turn call.</text:p>
      <text:p text:style-name="P3">Overall, Python has excellent support for debugging, testing, and profiling, right out of the box. However, especially for large projects, it is worth considering some of the third-party testing tools, since they may offer more functionality and convenience than the standard library’s testing modules prov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9">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25</text:page-number></text:p>
      </style:header>
      <style:header-left>
        <text:p text:style-name="MP2"><text:page-number text:select-page="current">24</text:page-number><text:tab/><text:chapter text:display="number-and-name" text:outline-level="1">9 Debugging, Testing, and Profiling</text:chapter></text:p>
      </style:header-left>
      <style:header-first>
        <text:p text:style-name="MP2"><text:page-number text:select-page="current">2</text:page-number><text:tab/><text:chapter text:display="number-and-name" text:outline-level="1">9 Debugging, Testing, and Profi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37" draw:name="c01 summary" draw:style-name="Mgr1" draw:text-style-name="MP7" svg:width="7.938cm" svg:height="3.846cm" svg:x="8.932cm" svg:y="0.053cm"><draw:text-box><text:p text:style-name="MP6"><text:span text:style-name="MT2"><text:tab/></text:span><text:span text:style-name="MT3">● </text:span><text:span text:style-name="MT3">Creating and Running Python </text:span><text:span text:style-name="MT3">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35"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0"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p text:style-name="Header"><draw:frame draw:style-name="Mfr1" draw:name="f09-chapter" text:anchor-type="paragraph" svg:x="0cm" svg:y="0cm" svg:width="2.431cm" svg:height="4.001cm" draw:z-index="3"><draw:text-box><text:p text:style-name="MP15"><text:span text:style-name="Caption_20_characters"><text:span text:style-name="MT7"><text:chapter text:display="number" text:outline-level="1">9</text:chapter></text:span></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1</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15:09:19.183094903</dc:date>
    <meta:editing-duration>PT17M56S</meta:editing-duration>
    <meta:editing-cycles>7</meta:editing-cycles>
    <meta:generator>LibreOffice/24.8.3.2$Linux_X86_64 LibreOffice_project/48a6bac9e7e268aeb4c3483fcf825c94556d9f92</meta:generator>
    <meta:document-statistic meta:table-count="0" meta:image-count="2" meta:object-count="0" meta:page-count="25" meta:paragraph-count="436" meta:word-count="10083" meta:character-count="61378" meta:non-whitespace-character-count="51096"/>
  </office:meta>
</office:document-meta>
</file>